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3c42b1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b920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d423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d923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faa4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347e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3fae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4180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4358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39d6e5" officeooo:paragraph-rsid="4239d6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39d6e5" officeooo:paragraph-rsid="42460a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39d6e5" officeooo:paragraph-rsid="42640a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39d6e5" officeooo:paragraph-rsid="424877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39d6e5" officeooo:paragraph-rsid="425ec4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dc5d3" officeooo:paragraph-rsid="424dc5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6c49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6f87f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7155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8357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84df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897f1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8b41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8430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8bb4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914b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9161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8e27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8ea8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a656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95b7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94b1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acc8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bdd6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c1a1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bdd2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baf1b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ba52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aae7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e54cd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b9ca2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cac6e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bfd21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d1f03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d3f11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c138e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c435a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ea36a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f3d19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caf14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e44b2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c9265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d9238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f0bd9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ded47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faa40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0c7b5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3dd11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0e875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14765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39bf6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35fbe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37e1d2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73bac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7a27c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33e69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1eccf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30270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24be3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31845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460a91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640ad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641a5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b4a83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b5e3b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c34d06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c7966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1cac6e2" officeooo:paragraph-rsid="4233e69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3dc4c3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3c42b1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7487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d59a38" officeooo:paragraph-rsid="427b42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84ff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b4a8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cac6e2" officeooo:paragraph-rsid="42c796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cac6e2" officeooo:paragraph-rsid="42ca1a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1ade180" officeooo:paragraph-rsid="41ade18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ade18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2641a59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ca1aff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4f05df" officeooo:paragraph-rsid="42d4a0b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2cb3cf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2d0da2a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2dec4c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2e619c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2ecc16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2d82c58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2ddc4db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2e37ca5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0a5517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2f80d3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117ffc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03f4b0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2fee80d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0e7393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42cb3cfa" officeooo:paragraph-rsid="431507b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2cb3cfa" officeooo:paragraph-rsid="42d0da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ade1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1" fo:font-size="17pt" fo:font-style="normal" fo:text-shadow="none" style:text-underline-style="none" fo:font-weight="bold" officeooo:rsid="3b2e013a" officeooo:paragraph-rsid="41bbfb8e" style:font-name-asian="Liberation Serif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style:font-name-asian="標楷體1"/>
    </style:style>
    <style:style style:name="T3" style:family="text">
      <style:text-properties style:font-name="標楷體1" style:font-name-asian="標楷體1" style:font-name-complex="標楷體"/>
    </style:style>
    <style:style style:name="T4" style:family="text">
      <style:text-properties style:font-name="標楷體1" officeooo:rsid="41afc36f" style:font-name-asian="標楷體1" style:font-name-complex="標楷體"/>
    </style:style>
    <style:style style:name="T5" style:family="text">
      <style:text-properties style:font-name="標楷體1" officeooo:rsid="42ca1aff" style:font-name-asian="標楷體1" style:font-name-complex="標楷體"/>
    </style:style>
    <style:style style:name="T6" style:family="text">
      <style:text-properties style:font-name="標楷體1" officeooo:rsid="42cb3cfa" style:font-name-asian="標楷體1" style:font-name-complex="標楷體"/>
    </style:style>
    <style:style style:name="T7" style:family="text">
      <style:text-properties style:font-name="標楷體1" officeooo:rsid="42cb9534" style:font-name-asian="標楷體1" style:font-name-complex="標楷體"/>
    </style:style>
    <style:style style:name="T8" style:family="text">
      <style:text-properties style:font-name="標楷體1" officeooo:rsid="42d0f0bd" style:font-name-asian="標楷體1" style:font-name-complex="標楷體"/>
    </style:style>
    <style:style style:name="T9" style:family="text">
      <style:text-properties style:font-name="標楷體1" officeooo:rsid="42d44f4a" style:font-name-asian="標楷體1" style:font-name-complex="標楷體"/>
    </style:style>
    <style:style style:name="T10" style:family="text">
      <style:text-properties style:font-name="標楷體1" officeooo:rsid="42d4a0b3" style:font-name-asian="標楷體1" style:font-name-complex="標楷體"/>
    </style:style>
    <style:style style:name="T11" style:family="text">
      <style:text-properties style:font-name="標楷體1" officeooo:rsid="42d82c58" style:font-name-asian="標楷體1" style:font-name-complex="標楷體"/>
    </style:style>
    <style:style style:name="T12" style:family="text">
      <style:text-properties style:font-name="標楷體1" officeooo:rsid="42dec4c7" style:font-name-asian="標楷體1" style:font-name-complex="標楷體"/>
    </style:style>
    <style:style style:name="T13" style:family="text">
      <style:text-properties style:font-name="標楷體1" officeooo:rsid="42e28668" style:font-name-asian="標楷體1" style:font-name-complex="標楷體"/>
    </style:style>
    <style:style style:name="T14" style:family="text">
      <style:text-properties style:font-name="標楷體1" officeooo:rsid="430e7393" style:font-name-asian="標楷體1" style:font-name-complex="標楷體"/>
    </style:style>
    <style:style style:name="T15" style:family="text">
      <style:text-properties style:font-name="標楷體1" officeooo:rsid="41b141ca" style:font-name-asian="標楷體1"/>
    </style:style>
    <style:style style:name="T16" style:family="text">
      <style:text-properties style:font-name="標楷體1" officeooo:rsid="41afc36f" style:font-name-asian="標楷體1"/>
    </style:style>
    <style:style style:name="T17" style:family="text">
      <style:text-properties style:font-name="標楷體1" officeooo:rsid="41b63561" style:font-name-asian="標楷體1"/>
    </style:style>
    <style:style style:name="T18" style:family="text">
      <style:text-properties style:font-name="標楷體1" officeooo:rsid="41b9208e" style:font-name-asian="標楷體1"/>
    </style:style>
    <style:style style:name="T19" style:family="text">
      <style:text-properties style:font-name="標楷體1" officeooo:rsid="41b9ca21" style:font-name-asian="標楷體1"/>
    </style:style>
    <style:style style:name="T20" style:family="text">
      <style:text-properties style:font-name="標楷體1" officeooo:rsid="41bb1cc0" style:font-name-asian="標楷體1"/>
    </style:style>
    <style:style style:name="T21" style:family="text">
      <style:text-properties style:font-name="標楷體1" officeooo:rsid="41bbfb8e" style:font-name-asian="標楷體1"/>
    </style:style>
    <style:style style:name="T22" style:family="text">
      <style:text-properties style:font-name="標楷體1" officeooo:rsid="41bfd21a" style:font-name-asian="標楷體1"/>
    </style:style>
    <style:style style:name="T23" style:family="text">
      <style:text-properties style:font-name="標楷體1" officeooo:rsid="41c0cd42" style:font-name-asian="標楷體1"/>
    </style:style>
    <style:style style:name="T24" style:family="text">
      <style:text-properties style:font-name="標楷體1" officeooo:rsid="41c435a0" style:font-name-asian="標楷體1"/>
    </style:style>
    <style:style style:name="T25" style:family="text">
      <style:text-properties style:font-name="標楷體1" officeooo:rsid="41c540b2" style:font-name-asian="標楷體1"/>
    </style:style>
    <style:style style:name="T26" style:family="text">
      <style:text-properties style:font-name="標楷體1" officeooo:rsid="41c73f98" style:font-name-asian="標楷體1"/>
    </style:style>
    <style:style style:name="T27" style:family="text">
      <style:text-properties style:font-name="標楷體1" officeooo:rsid="41c9265b" style:font-name-asian="標楷體1" style:font-name-complex="Liberation Serif"/>
    </style:style>
    <style:style style:name="T28" style:family="text">
      <style:text-properties style:font-name="標楷體1" officeooo:rsid="41cac6e2" style:font-name-asian="標楷體1"/>
    </style:style>
    <style:style style:name="T29" style:family="text">
      <style:text-properties style:font-name="標楷體1" officeooo:rsid="41caf14c" style:font-name-asian="標楷體1"/>
    </style:style>
    <style:style style:name="T30" style:family="text">
      <style:text-properties style:font-name="標楷體1" officeooo:rsid="41e44b28" style:font-name-asian="標楷體1"/>
    </style:style>
    <style:style style:name="T31" style:family="text">
      <style:text-properties style:font-name="標楷體1" officeooo:rsid="41e54cd2" style:font-name-asian="標楷體1"/>
    </style:style>
    <style:style style:name="T32" style:family="text">
      <style:text-properties style:font-name="標楷體1" officeooo:rsid="41ea36a0" style:font-name-asian="標楷體1"/>
    </style:style>
    <style:style style:name="T33" style:family="text">
      <style:text-properties style:font-name="標楷體1" officeooo:rsid="41e9988a" style:font-name-asian="標楷體1"/>
    </style:style>
    <style:style style:name="T34" style:family="text">
      <style:text-properties style:font-name="標楷體1" officeooo:rsid="41ed2463" style:font-name-asian="標楷體1"/>
    </style:style>
    <style:style style:name="T35" style:family="text">
      <style:text-properties style:font-name="標楷體1" officeooo:rsid="41faa405" style:font-name-asian="標楷體1"/>
    </style:style>
    <style:style style:name="T36" style:family="text">
      <style:text-properties style:font-name="標楷體1" officeooo:rsid="42058798" style:font-name-asian="標楷體1"/>
    </style:style>
    <style:style style:name="T37" style:family="text">
      <style:text-properties style:font-name="標楷體1" officeooo:rsid="420a6b6f" style:font-name-asian="標楷體1"/>
    </style:style>
    <style:style style:name="T38" style:family="text">
      <style:text-properties style:font-name="標楷體1" officeooo:rsid="4213ece1" style:font-name-asian="標楷體1"/>
    </style:style>
    <style:style style:name="T39" style:family="text">
      <style:text-properties style:font-name="標楷體1" officeooo:rsid="4228a6aa" style:font-name-asian="標楷體1"/>
    </style:style>
    <style:style style:name="T40" style:family="text">
      <style:text-properties style:font-name="標楷體1" officeooo:rsid="4235fbe0" style:font-name-asian="標楷體1"/>
    </style:style>
    <style:style style:name="T41" style:family="text">
      <style:text-properties style:font-name="標楷體1" officeooo:rsid="42460a91" style:font-name-asian="標楷體1"/>
    </style:style>
    <style:style style:name="T42" style:family="text">
      <style:text-properties style:font-name="標楷體1" officeooo:rsid="4224be38" style:font-name-asian="標楷體1"/>
    </style:style>
    <style:style style:name="T43" style:family="text">
      <style:text-properties style:font-name="標楷體1" officeooo:rsid="42262f10" style:font-name-asian="標楷體1"/>
    </style:style>
    <style:style style:name="T44" style:family="text">
      <style:text-properties style:font-name="標楷體1" officeooo:rsid="423369bb" style:font-name-asian="標楷體1"/>
    </style:style>
    <style:style style:name="T45" style:family="text">
      <style:text-properties style:font-name="標楷體1" officeooo:rsid="42237d0b" style:font-name-asian="標楷體1"/>
    </style:style>
    <style:style style:name="T46" style:family="text">
      <style:text-properties style:font-name="標楷體1" officeooo:rsid="3b2e013a" style:font-name-asian="標楷體1"/>
    </style:style>
    <style:style style:name="T47" style:family="text">
      <style:text-properties style:font-name="標楷體1" officeooo:rsid="42502993" style:font-name-asian="標楷體1"/>
    </style:style>
    <style:style style:name="T48" style:family="text">
      <style:text-properties style:font-name="標楷體1" officeooo:rsid="4268500f" style:font-name-asian="標楷體1"/>
    </style:style>
    <style:style style:name="T49" style:family="text">
      <style:text-properties style:font-name="標楷體1" officeooo:rsid="42347e32" style:font-name-asian="標楷體1"/>
    </style:style>
    <style:style style:name="T50" style:family="text">
      <style:text-properties style:font-name="標楷體1" officeooo:rsid="423dd118" style:font-name-asian="標楷體1"/>
    </style:style>
    <style:style style:name="T51" style:family="text">
      <style:text-properties style:font-name="標楷體1" officeooo:rsid="4245028a" style:font-name-asian="標楷體1"/>
    </style:style>
    <style:style style:name="T52" style:family="text">
      <style:text-properties style:font-name="標楷體1" officeooo:rsid="42641a59" style:font-name-asian="標楷體1"/>
    </style:style>
    <style:style style:name="T53" style:family="text">
      <style:text-properties style:font-name="標楷體1" officeooo:rsid="3b283ca3" style:font-name-asian="標楷體1"/>
    </style:style>
    <style:style style:name="T54" style:family="text">
      <style:text-properties style:font-name="標楷體1" officeooo:rsid="42acc8f1" style:font-name-asian="標楷體1"/>
    </style:style>
    <style:style style:name="T55" style:family="text">
      <style:text-properties style:font-name="標楷體1" officeooo:rsid="42c53ad9" style:font-name-asian="標楷體1"/>
    </style:style>
    <style:style style:name="T56" style:family="text">
      <style:text-properties style:font-name="標楷體1" officeooo:rsid="4239d6e5" style:font-name-asian="標楷體1"/>
    </style:style>
    <style:style style:name="T57" style:family="text">
      <style:text-properties style:font-name="標楷體1" officeooo:rsid="42ca1aff" style:font-name-asian="標楷體1"/>
    </style:style>
    <style:style style:name="T58" style:family="text">
      <style:text-properties style:font-name="標楷體1" officeooo:rsid="42d82c58" style:font-name-asian="標楷體1"/>
    </style:style>
    <style:style style:name="T59" style:family="text">
      <style:text-properties style:font-name="標楷體1" officeooo:rsid="42d90bb5" style:font-name-asian="標楷體1"/>
    </style:style>
    <style:style style:name="T60" style:family="text">
      <style:text-properties style:font-name="標楷體1" officeooo:rsid="42cb9534" style:font-name-asian="標楷體1"/>
    </style:style>
    <style:style style:name="T61" style:family="text">
      <style:text-properties style:font-name="標楷體1" officeooo:rsid="42e28668" style:font-name-asian="標楷體1"/>
    </style:style>
    <style:style style:name="T62" style:family="text">
      <style:text-properties style:font-name="標楷體1" officeooo:rsid="42e51bea" style:font-name-asian="標楷體1"/>
    </style:style>
    <style:style style:name="T63" style:family="text">
      <style:text-properties style:font-name="標楷體1" officeooo:rsid="42e8751d" style:font-name-asian="標楷體1"/>
    </style:style>
    <style:style style:name="T64" style:family="text">
      <style:text-properties style:font-name="標楷體1" officeooo:rsid="42e0b90c" style:font-name-asian="標楷體1"/>
    </style:style>
    <style:style style:name="T65" style:family="text">
      <style:text-properties style:font-name="標楷體1" officeooo:rsid="42f80d3c" style:font-name-asian="標楷體1"/>
    </style:style>
    <style:style style:name="T66" style:family="text">
      <style:text-properties style:font-name="標楷體1" officeooo:rsid="42fa5d5f" style:font-name-asian="標楷體1"/>
    </style:style>
    <style:style style:name="T67" style:family="text">
      <style:text-properties style:font-name="標楷體1" officeooo:rsid="42fafed9" style:font-name-asian="標楷體1"/>
    </style:style>
    <style:style style:name="T68" style:family="text">
      <style:text-properties style:font-name="標楷體1" officeooo:rsid="42fee80d" style:font-name-asian="標楷體1"/>
    </style:style>
    <style:style style:name="T69" style:family="text">
      <style:text-properties style:font-name="標楷體1" officeooo:rsid="4303f4b0" style:font-name-asian="標楷體1"/>
    </style:style>
    <style:style style:name="T70" style:family="text">
      <style:text-properties style:font-name="標楷體1" officeooo:rsid="430e7393" style:font-name-asian="標楷體1"/>
    </style:style>
    <style:style style:name="T71" style:family="text">
      <style:text-properties style:font-name="標楷體1" officeooo:rsid="43117ffc" style:font-name-asian="標楷體1"/>
    </style:style>
    <style:style style:name="T72" style:family="text">
      <style:text-properties style:font-name="標楷體1" officeooo:rsid="43135cd2" style:font-name-asian="標楷體1"/>
    </style:style>
    <style:style style:name="T73" style:family="text">
      <style:text-properties style:font-name="標楷體1" officeooo:rsid="431507be" style:font-name-asian="標楷體1"/>
    </style:style>
    <style:style style:name="T74" style:family="text">
      <style:text-properties style:font-name="標楷體1" officeooo:rsid="4300dc51" style:font-name-asian="標楷體1"/>
    </style:style>
    <style:style style:name="T75" style:family="text">
      <style:text-properties style:font-name="標楷體1" officeooo:rsid="43051ad4" style:font-name-asian="標楷體1"/>
    </style:style>
    <style:style style:name="T76" style:family="text">
      <style:text-properties style:font-name="標楷體1" officeooo:rsid="41ade180"/>
    </style:style>
    <style:style style:name="T77" style:family="text">
      <style:text-properties style:font-name="標楷體1" officeooo:rsid="41c0cd42"/>
    </style:style>
    <style:style style:name="T78" style:family="text">
      <style:text-properties style:font-name="標楷體1" officeooo:rsid="42237d0b"/>
    </style:style>
    <style:style style:name="T79" style:family="text">
      <style:text-properties style:font-name="標楷體1" officeooo:rsid="423369bb"/>
    </style:style>
    <style:style style:name="T80" style:family="text">
      <style:text-properties style:font-name="標楷體1" officeooo:rsid="423dd118"/>
    </style:style>
    <style:style style:name="T81" style:family="text">
      <style:text-properties style:font-name="標楷體1" officeooo:rsid="4245028a"/>
    </style:style>
    <style:style style:name="T82" style:family="text">
      <style:text-properties style:font-name="標楷體1" officeooo:rsid="42460a91"/>
    </style:style>
    <style:style style:name="T83" style:family="text">
      <style:text-properties style:font-name="標楷體1" officeooo:rsid="424a1ac0"/>
    </style:style>
    <style:style style:name="T84" style:family="text">
      <style:text-properties style:font-name="標楷體1" officeooo:rsid="424d6b5b"/>
    </style:style>
    <style:style style:name="T85" style:family="text">
      <style:text-properties style:font-name="標楷體1" style:text-underline-style="solid" style:text-underline-width="auto" style:text-underline-color="font-color" officeooo:rsid="41cac6e2"/>
    </style:style>
    <style:style style:name="T86" style:family="text">
      <style:text-properties style:font-name="標楷體1" officeooo:rsid="41cac6e2"/>
    </style:style>
    <style:style style:name="T87" style:family="text">
      <style:text-properties style:font-name="標楷體1" officeooo:rsid="41faa405"/>
    </style:style>
    <style:style style:name="T88" style:family="text">
      <style:text-properties style:font-name="標楷體1" officeooo:rsid="42835716"/>
    </style:style>
    <style:style style:name="T89" style:family="text">
      <style:text-properties style:font-name="標楷體1" officeooo:rsid="3b2e013a"/>
    </style:style>
    <style:style style:name="T90" style:family="text">
      <style:text-properties style:font-name="標楷體1" officeooo:rsid="424dc5d3"/>
    </style:style>
    <style:style style:name="T91" style:family="text">
      <style:text-properties style:font-name="標楷體1" officeooo:rsid="42502993"/>
    </style:style>
    <style:style style:name="T92" style:family="text">
      <style:text-properties style:font-name="標楷體1" officeooo:rsid="428bb48f"/>
    </style:style>
    <style:style style:name="T93" style:family="text">
      <style:text-properties style:font-name="標楷體1" officeooo:rsid="4268500f"/>
    </style:style>
    <style:style style:name="T94" style:family="text">
      <style:text-properties style:font-name="標楷體1" officeooo:rsid="428c903e"/>
    </style:style>
    <style:style style:name="T95" style:family="text">
      <style:text-properties style:font-name="標楷體1" officeooo:rsid="41c435a0"/>
    </style:style>
    <style:style style:name="T96" style:family="text">
      <style:text-properties style:font-name="標楷體1" officeooo:rsid="428e27a7"/>
    </style:style>
    <style:style style:name="T97" style:family="text">
      <style:text-properties style:font-name="標楷體1" officeooo:rsid="428ea8f9"/>
    </style:style>
    <style:style style:name="T98" style:family="text">
      <style:text-properties style:font-name="標楷體1" officeooo:rsid="4291618a"/>
    </style:style>
    <style:style style:name="T99" style:family="text">
      <style:text-properties style:font-name="標楷體1" officeooo:rsid="429f6d12"/>
    </style:style>
    <style:style style:name="T100" style:family="text">
      <style:text-properties style:font-name="標楷體1" officeooo:rsid="42a016a2"/>
    </style:style>
    <style:style style:name="T101" style:family="text">
      <style:text-properties style:font-name="標楷體1" officeooo:rsid="42a1cc18"/>
    </style:style>
    <style:style style:name="T102" style:family="text">
      <style:text-properties style:font-name="標楷體1" officeooo:rsid="42a81e08"/>
    </style:style>
    <style:style style:name="T103" style:family="text">
      <style:text-properties style:font-name="標楷體1" officeooo:rsid="42acc8f1"/>
    </style:style>
    <style:style style:name="T104" style:family="text">
      <style:text-properties style:font-name="標楷體1" officeooo:rsid="42ad9813"/>
    </style:style>
    <style:style style:name="T105" style:family="text">
      <style:text-properties style:font-name="標楷體1" officeooo:rsid="42bdd6e8"/>
    </style:style>
    <style:style style:name="T106" style:family="text">
      <style:text-properties style:font-name="標楷體1" officeooo:rsid="4239d6e5"/>
    </style:style>
    <style:style style:name="T107" style:family="text">
      <style:text-properties style:text-position="super 58%" style:font-name="標楷體1" officeooo:rsid="41b0df4e" style:font-name-asian="標楷體1"/>
    </style:style>
    <style:style style:name="T108" style:family="text">
      <style:text-properties style:text-position="super 58%" style:font-name="標楷體1" officeooo:rsid="41bfd21a" style:font-name-asian="標楷體1"/>
    </style:style>
    <style:style style:name="T109" style:family="text">
      <style:text-properties style:text-position="super 58%" style:font-name="標楷體1" officeooo:rsid="41e54cd2" style:font-name-asian="標楷體1"/>
    </style:style>
    <style:style style:name="T110" style:family="text">
      <style:text-properties style:text-position="super 58%" style:font-name="標楷體1" officeooo:rsid="41e9988a" style:font-name-asian="標楷體1"/>
    </style:style>
    <style:style style:name="T111" style:family="text">
      <style:text-properties style:text-position="super 58%" style:font-name="標楷體1" officeooo:rsid="41ed2463" style:font-name-asian="標楷體1"/>
    </style:style>
    <style:style style:name="T112" style:family="text">
      <style:text-properties style:text-position="super 58%" style:font-name="標楷體1" officeooo:rsid="41faa897" style:font-name-asian="標楷體1"/>
    </style:style>
    <style:style style:name="T113" style:family="text">
      <style:text-properties style:text-position="super 58%" style:font-name="標楷體1" officeooo:rsid="41fc0a8d" style:font-name-asian="標楷體1"/>
    </style:style>
    <style:style style:name="T114" style:family="text">
      <style:text-properties style:text-position="super 58%" style:font-name="標楷體1" officeooo:rsid="41fe5a10" style:font-name-asian="標楷體1"/>
    </style:style>
    <style:style style:name="T115" style:family="text">
      <style:text-properties style:text-position="super 58%" style:font-name="標楷體1" officeooo:rsid="41ff5f53" style:font-name-asian="標楷體1"/>
    </style:style>
    <style:style style:name="T116" style:family="text">
      <style:text-properties style:text-position="super 58%" style:font-name="標楷體1" officeooo:rsid="4201ef81" style:font-name-asian="標楷體1"/>
    </style:style>
    <style:style style:name="T117" style:family="text">
      <style:text-properties style:text-position="super 58%" style:font-name="標楷體1" officeooo:rsid="4203448e" style:font-name-asian="標楷體1"/>
    </style:style>
    <style:style style:name="T118" style:family="text">
      <style:text-properties style:text-position="super 58%" style:font-name="標楷體1" officeooo:rsid="4213ece1" style:font-name-asian="標楷體1"/>
    </style:style>
    <style:style style:name="T119" style:family="text">
      <style:text-properties style:text-position="super 58%" style:font-name="標楷體1" officeooo:rsid="4215f6c6" style:font-name-asian="標楷體1"/>
    </style:style>
    <style:style style:name="T120" style:family="text">
      <style:text-properties style:text-position="super 58%" style:font-name="標楷體1" officeooo:rsid="4216bfe4" style:font-name-asian="標楷體1"/>
    </style:style>
    <style:style style:name="T121" style:family="text">
      <style:text-properties style:text-position="super 58%" style:font-name="標楷體1" officeooo:rsid="42186735" style:font-name-asian="標楷體1"/>
    </style:style>
    <style:style style:name="T122" style:family="text">
      <style:text-properties style:text-position="super 58%" style:font-name="標楷體1" officeooo:rsid="42197695" style:font-name-asian="標楷體1"/>
    </style:style>
    <style:style style:name="T123" style:family="text">
      <style:text-properties style:text-position="super 58%" style:font-name="標楷體1" officeooo:rsid="42263263" style:font-name-asian="標楷體1"/>
    </style:style>
    <style:style style:name="T124" style:family="text">
      <style:text-properties style:text-position="super 58%" style:font-name="標楷體1" officeooo:rsid="423dd118" style:font-name-asian="標楷體1"/>
    </style:style>
    <style:style style:name="T125" style:family="text">
      <style:text-properties style:text-position="super 58%" style:font-name="標楷體1" officeooo:rsid="42460a91" style:font-name-asian="標楷體1"/>
    </style:style>
    <style:style style:name="T126" style:family="text">
      <style:text-properties style:text-position="super 58%" style:font-name="標楷體1" officeooo:rsid="42ca1aff" style:font-name-asian="標楷體1" style:font-name-complex="標楷體"/>
    </style:style>
    <style:style style:name="T127" style:family="text">
      <style:text-properties style:text-position="super 58%" style:font-name="標楷體1" officeooo:rsid="42d90bb5" style:font-name-asian="標楷體1"/>
    </style:style>
    <style:style style:name="T128" style:family="text">
      <style:text-properties style:text-position="super 58%" style:font-name="標楷體1" officeooo:rsid="423dd118"/>
    </style:style>
    <style:style style:name="T129" style:family="text">
      <style:text-properties style:text-position="super 58%" style:font-name="標楷體1" officeooo:rsid="4245028a"/>
    </style:style>
    <style:style style:name="T130" style:family="text">
      <style:text-properties style:text-position="super 58%" style:font-name="標楷體1" officeooo:rsid="42460a91"/>
    </style:style>
    <style:style style:name="T131" style:family="text">
      <style:text-properties style:text-position="super 58%" style:font-name="標楷體1" officeooo:rsid="42502993"/>
    </style:style>
    <style:style style:name="T132" style:family="text">
      <style:text-properties style:text-position="super 58%" style:font-name="標楷體1" officeooo:rsid="428e27a7"/>
    </style:style>
    <style:style style:name="T133" style:family="text">
      <style:text-properties style:text-position="super 58%" style:font-name="標楷體" officeooo:rsid="41b0df4e" style:font-name-asian="標楷體" style:font-name-complex="標楷體"/>
    </style:style>
    <style:style style:name="T134" style:family="text">
      <style:text-properties style:text-position="sub 58%" style:font-name="標楷體1" style:font-name-asian="標楷體1"/>
    </style:style>
    <style:style style:name="T135" style:family="text">
      <style:text-properties style:text-position="sub 58%" style:font-name="標楷體1" officeooo:rsid="41b141ca" style:font-name-asian="標楷體1"/>
    </style:style>
    <style:style style:name="T136" style:family="text">
      <style:text-properties style:text-position="sub 58%" style:font-name="標楷體1" officeooo:rsid="41c89da9" style:font-name-asian="標楷體1"/>
    </style:style>
    <style:style style:name="T137" style:family="text">
      <style:text-properties style:text-position="sub 58%" style:font-name="標楷體1" officeooo:rsid="41caf14c" style:font-name-asian="標楷體1"/>
    </style:style>
    <style:style style:name="T138" style:family="text">
      <style:text-properties style:text-position="sub 58%" style:font-name="標楷體1" officeooo:rsid="41faa405" style:font-name-asian="標楷體1"/>
    </style:style>
    <style:style style:name="T139" style:family="text">
      <style:text-properties style:text-position="sub 58%" style:font-name="標楷體1" officeooo:rsid="4245028a" style:font-name-asian="標楷體1"/>
    </style:style>
    <style:style style:name="T140" style:family="text">
      <style:text-properties style:text-position="sub 58%" style:font-name="標楷體1" officeooo:rsid="42cb9534" style:font-name-asian="標楷體1" style:font-name-complex="標楷體"/>
    </style:style>
    <style:style style:name="T141" style:family="text">
      <style:text-properties style:text-position="sub 58%" style:font-name="標楷體1" officeooo:rsid="42d63037" style:font-name-asian="標楷體1" style:font-name-complex="標楷體"/>
    </style:style>
    <style:style style:name="T142" style:family="text">
      <style:text-properties style:text-position="sub 58%" style:font-name="標楷體1" officeooo:rsid="42d82c58" style:font-name-asian="標楷體1"/>
    </style:style>
    <style:style style:name="T143" style:family="text">
      <style:text-properties style:text-position="sub 58%" style:font-name="標楷體1" officeooo:rsid="42e37ca5" style:font-name-asian="標楷體1"/>
    </style:style>
    <style:style style:name="T144" style:family="text">
      <style:text-properties style:text-position="sub 58%" style:font-name="標楷體1" officeooo:rsid="42cb9534" style:font-name-asian="標楷體1"/>
    </style:style>
    <style:style style:name="T145" style:family="text">
      <style:text-properties style:text-position="sub 58%" style:font-name="標楷體1" officeooo:rsid="42e4b794" style:font-name-asian="標楷體1"/>
    </style:style>
    <style:style style:name="T146" style:family="text">
      <style:text-properties style:text-position="sub 58%" style:font-name="標楷體1" officeooo:rsid="4245028a"/>
    </style:style>
    <style:style style:name="T147" style:family="text">
      <style:text-properties style:text-position="sub 58%" style:font-name="標楷體1" officeooo:rsid="428c903e"/>
    </style:style>
    <style:style style:name="T148" style:family="text">
      <style:text-properties style:text-position="sub 58%" style:font-name="標楷體1" officeooo:rsid="428e27a7"/>
    </style:style>
    <style:style style:name="T149" style:family="text">
      <style:text-properties style:text-position="sub 58%" style:font-name="標楷體" officeooo:rsid="41b0df4e" style:font-name-asian="標楷體" style:font-name-complex="標楷體"/>
    </style:style>
    <style:style style:name="T150" style:family="text">
      <style:text-properties style:font-name="標楷體" style:font-name-asian="標楷體" style:font-name-complex="標楷體"/>
    </style:style>
    <style:style style:name="T151" style:family="text">
      <style:text-properties style:font-name="標楷體" officeooo:rsid="4294b18a" style:font-name-asian="標楷體" style:font-name-complex="標楷體"/>
    </style:style>
    <style:style style:name="T152" style:family="text">
      <style:text-properties style:font-name="標楷體" officeooo:rsid="42fafed9" style:font-name-asian="標楷體" style:font-name-complex="標楷體"/>
    </style:style>
    <style:style style:name="T153" style:family="text">
      <style:text-properties style:font-name="Liberation Serif" style:font-name-asian="標楷體1"/>
    </style:style>
    <style:style style:name="T154" style:family="text">
      <style:text-properties style:font-name-asian="標楷體1"/>
    </style:style>
    <style:style style:name="T155" style:family="text">
      <style:text-properties officeooo:rsid="41b58e03" style:font-name-asian="標楷體1"/>
    </style:style>
    <style:style style:name="T156" style:family="text">
      <style:text-properties officeooo:rsid="41b63561" style:font-name-asian="標楷體1"/>
    </style:style>
    <style:style style:name="T157" style:family="text">
      <style:text-properties officeooo:rsid="41b9ca21" style:font-name-asian="標楷體1"/>
    </style:style>
    <style:style style:name="T158" style:family="text">
      <style:text-properties officeooo:rsid="41bbfb8e" style:font-name-asian="標楷體1"/>
    </style:style>
    <style:style style:name="T159" style:family="text">
      <style:text-properties officeooo:rsid="41bfd21a" style:font-name-asian="標楷體1"/>
    </style:style>
    <style:style style:name="T160" style:family="text">
      <style:text-properties officeooo:rsid="41c0cd42" style:font-name-asian="標楷體1"/>
    </style:style>
    <style:style style:name="T161" style:family="text">
      <style:text-properties officeooo:rsid="41c23d42" style:font-name-asian="標楷體1"/>
    </style:style>
    <style:style style:name="T162" style:family="text">
      <style:text-properties officeooo:rsid="41c435a0" style:font-name-asian="標楷體1"/>
    </style:style>
    <style:style style:name="T163" style:family="text">
      <style:text-properties officeooo:rsid="41db1b04" style:font-name-asian="標楷體1"/>
    </style:style>
    <style:style style:name="T164" style:family="text">
      <style:text-properties officeooo:rsid="41e44b28" style:font-name-asian="標楷體1"/>
    </style:style>
    <style:style style:name="T165" style:family="text">
      <style:text-properties officeooo:rsid="41f0bd9a" style:font-name-asian="標楷體1"/>
    </style:style>
    <style:style style:name="T166" style:family="text">
      <style:text-properties officeooo:rsid="41f980f7" style:font-name-asian="標楷體1"/>
    </style:style>
    <style:style style:name="T167" style:family="text">
      <style:text-properties officeooo:rsid="4239d6e5" style:font-name-asian="標楷體1"/>
    </style:style>
    <style:style style:name="T168" style:family="text">
      <style:text-properties officeooo:rsid="41cac6e2" style:font-name-asian="標楷體1"/>
    </style:style>
    <style:style style:name="T169" style:family="text">
      <style:text-properties officeooo:rsid="3b283ca3" style:font-name-asian="標楷體1"/>
    </style:style>
    <style:style style:name="T170" style:family="text">
      <style:text-properties officeooo:rsid="254b39c8" style:font-name-asian="標楷體1"/>
    </style:style>
    <style:style style:name="T171" style:family="text">
      <style:text-properties officeooo:rsid="3b2e013a" style:font-name-asian="標楷體1"/>
    </style:style>
    <style:style style:name="T172" style:family="text">
      <style:text-properties officeooo:rsid="42e0b90c" style:font-name-asian="標楷體1"/>
    </style:style>
    <style:style style:name="T173" style:family="text">
      <style:text-properties fo:color="#333333" style:font-name="標楷體1" officeooo:rsid="41bfd21a" style:font-name-asian="標楷體1"/>
    </style:style>
    <style:style style:name="T174" style:family="text">
      <style:text-properties fo:color="#333333" style:font-name="標楷體1" officeooo:rsid="41bb1cc0" style:font-name-asian="標楷體1"/>
    </style:style>
    <style:style style:name="T175" style:family="text">
      <style:text-properties officeooo:rsid="41bbfb8e" style:font-name-asian="Arial1"/>
    </style:style>
    <style:style style:name="T176" style:family="text">
      <style:text-properties officeooo:rsid="4264d913" style:font-name-asian="Arial1"/>
    </style:style>
    <style:style style:name="T177" style:family="text">
      <style:text-properties style:font-name="Liberation Serif1" style:font-name-asian="標楷體1"/>
    </style:style>
    <style:style style:name="T178" style:family="text">
      <style:text-properties style:font-name="Liberation Serif1" officeooo:rsid="41b63561" style:font-name-asian="標楷體1"/>
    </style:style>
    <style:style style:name="T179" style:family="text">
      <style:text-properties style:font-name="Liberation Serif1" officeooo:rsid="4239d6e5" style:font-name-asian="標楷體1"/>
    </style:style>
    <style:style style:name="T180" style:family="text">
      <style:text-properties style:font-name="Liberation Serif1" officeooo:rsid="41c435a0" style:font-name-asian="標楷體1"/>
    </style:style>
    <style:style style:name="T181" style:family="text">
      <style:text-properties officeooo:rsid="4239d6e5"/>
    </style:style>
    <style:style style:name="T182" style:family="text">
      <style:text-properties officeooo:rsid="41c0cd42"/>
    </style:style>
    <style:style style:name="T183" style:family="text">
      <style:text-properties officeooo:rsid="4245028a"/>
    </style:style>
    <style:style style:name="T184" style:family="text">
      <style:text-properties fo:color="#1c1c1c" style:font-name="標楷體1" officeooo:rsid="424d6b5b"/>
    </style:style>
    <style:style style:name="T185" style:family="text">
      <style:text-properties fo:color="#1c1c1c" style:font-name="標楷體1" officeooo:rsid="425ec466"/>
    </style:style>
    <style:style style:name="T186" style:family="text">
      <style:text-properties fo:color="#1c1c1c" style:font-name="標楷體1" officeooo:rsid="424a1ac0"/>
    </style:style>
    <style:style style:name="T187" style:family="text">
      <style:text-properties fo:color="#1c1c1c" style:font-name="標楷體1" officeooo:rsid="425ff85e"/>
    </style:style>
    <style:style style:name="T188" style:family="text">
      <style:text-properties officeooo:rsid="4264d913"/>
    </style:style>
    <style:style style:name="T189" style:family="text">
      <style:text-properties officeooo:rsid="3b2e013a"/>
    </style:style>
    <style:style style:name="T190" style:family="text">
      <style:text-properties officeooo:rsid="4c43b58b"/>
    </style:style>
    <style:style style:name="T191" style:family="text">
      <style:text-properties officeooo:rsid="3afd9d17"/>
    </style:style>
    <style:style style:name="T192" style:family="text">
      <style:text-properties officeooo:rsid="41c435a0"/>
    </style:style>
    <style:style style:name="T193" style:family="text">
      <style:text-properties officeooo:rsid="41b63561"/>
    </style:style>
    <style:style style:name="T194" style:family="text">
      <style:text-properties style:font-name="Arial1" officeooo:rsid="43051ad4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73667273" text:style-name="L1">
        <text:list-item>
          <text:p text:style-name="P1"><text:bookmark-start text:name="數學"/>數學<text:bookmark-end text:name="數學"/></text:p>
          <text:list>
            <text:list-item>
              <text:p text:style-name="P1">數學 基於、根基是 數字、字母、符號。</text:p>
              <text:list>
                <text:list-item>
                  <text:p text:style-name="P1">明顯例子，哲學 基於、根基是 筆劃、字母、符號。</text:p>
                  <text:list>
                    <text:list-item>
                      <text:p text:style-name="P79">（相關描述在 哲學 文件群的 字詞）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bookmark-start text:name="微積分"/>微積分<text:bookmark-end text:name="微積分"/></text:p>
          <text:list>
            <text:list-item>
              <text:p text:style-name="P78">積分。</text:p>
              <text:list>
                <text:list-item>
                  <text:p text:style-name="P86"><text:span text:style-name="T2">S =</text:span><text:span text:style-name="T150">∫</text:span><text:span text:style-name="T149">0</text:span><text:span text:style-name="T133">T</text:span><text:span text:style-name="T4">(</text:span><text:span text:style-name="T2">v(t)</text:span><text:span text:style-name="T16">)</text:span><text:span text:style-name="T2">dt。</text:span></text:p>
                  <text:list>
                    <text:list-item>
                      <text:p text:style-name="P86"><text:span text:style-name="T2">S = Σ</text:span><text:span text:style-name="T135">t</text:span><text:span text:style-name="T134">=0</text:span><text:span text:style-name="T107">T</text:span><text:span text:style-name="T153">（</text:span><text:span text:style-name="T2">v(</text:span><text:span text:style-name="T15">t</text:span><text:span text:style-name="T2">)</text:span><text:span text:style-name="T153">）</text:span><text:span text:style-name="T2">。</text:span></text:p>
                    </text:list-item>
                    <text:list-item>
                      <text:p text:style-name="P87"><text:span text:style-name="T1">S = </text:span><text:span text:style-name="T76">v * T</text:span><text:span text:style-name="T154">。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7"><text:bookmark-start text:name="次方坐標系"/>次方<text:bookmark-end text:name="次方坐標系"/>座標系</text:p>
          <text:list>
            <text:list-item>
              <text:p text:style-name="P108"><text:span text:style-name="T22">n</text:span><text:span text:style-name="T17">元</text:span><text:span text:style-name="T173">m</text:span><text:span text:style-name="T174">次</text:span><text:span text:style-name="T17">方程</text:span><text:span text:style-name="T156">式 </text:span><text:span text:style-name="T175">↔</text:span><text:span text:style-name="T158">（</text:span><text:span text:style-name="T22">n</text:span><text:span text:style-name="T21">+1</text:span><text:span text:style-name="T20">）</text:span><text:span text:style-name="T156">維</text:span><text:span text:style-name="T154">次方座標系</text:span><text:span text:style-name="T155">。</text:span></text:p>
            </text:list-item>
            <text:list-item>
              <text:p text:style-name="P39"><text:span text:style-name="T154">明顯例子，</text:span><text:span text:style-name="T19">1元</text:span><text:span text:style-name="T157">方程式、</text:span><text:span text:style-name="T19">1元</text:span><text:span text:style-name="T22">2次</text:span><text:span text:style-name="T159">方程式</text:span><text:span text:style-name="T154">。</text:span></text:p>
              <text:list>
                <text:list-item>
                  <text:p text:style-name="P40"><text:span text:style-name="T18">假定，使用 2</text:span><text:span text:style-name="T156">維</text:span><text:span text:style-name="T154">次方座標系。</text:span></text:p>
                  <text:list>
                    <text:list-item>
                      <text:p text:style-name="P2">假定，水平軸 是 次方軸。</text:p>
                    </text:list-item>
                    <text:list-item>
                      <text:p text:style-name="P3">假定，垂直軸 是 係數軸。</text:p>
                    </text:list-item>
                  </text:list>
                </text:list-item>
                <text:list-item>
                  <text:p text:style-name="P41"><text:span text:style-name="T154">明顯例子，假定</text:span><text:span text:style-name="T2">，</text:span><text:span text:style-name="T22">y = </text:span><text:span text:style-name="T28">f(x)</text:span><text:span text:style-name="T22"> = a * x</text:span><text:span text:style-name="T108">2</text:span><text:span text:style-name="T22"> + b * x + c</text:span><text:span text:style-name="T154">。</text:span></text:p>
                  <text:list>
                    <text:list-item>
                      <text:p text:style-name="P42"><text:span text:style-name="T23">xy座</text:span><text:span text:style-name="T160">標系 出現（</text:span><text:span text:style-name="T23">1元2次</text:span><text:span text:style-name="T160">方程式 的）曲線</text:span><text:span text:style-name="T154">。</text:span></text:p>
                    </text:list-item>
                    <text:list-item>
                      <text:p text:style-name="P43"><text:span text:style-name="T18">假定，使用 2</text:span><text:span text:style-name="T156">維</text:span><text:span text:style-name="T154">次方座標系。</text:span></text:p>
                      <text:list>
                        <text:list-item>
                          <text:p text:style-name="P44"><text:span text:style-name="T18">2</text:span><text:span text:style-name="T156">維</text:span><text:span text:style-name="T154">次方座標系 出現 </text:span><text:span text:style-name="T161">三</text:span><text:span text:style-name="T154">個點。</text:span></text:p>
                          <text:list>
                            <text:list-item>
                              <text:p text:style-name="P45"><text:span text:style-name="T2">在 水平軸</text:span><text:span text:style-name="T24">=2、垂直軸=a 的 座標位置，有 </text:span><text:span text:style-name="T162">一個點</text:span><text:span text:style-name="T154">。</text:span></text:p>
                            </text:list-item>
                            <text:list-item>
                              <text:p text:style-name="P46"><text:span text:style-name="T2">在 水平軸</text:span><text:span text:style-name="T24">=1、垂直軸=b 的 座標位置，有 </text:span><text:span text:style-name="T162">一個點</text:span><text:span text:style-name="T154">。</text:span></text:p>
                            </text:list-item>
                            <text:list-item>
                              <text:p text:style-name="P39"><text:span text:style-name="T2">在 水平軸</text:span><text:span text:style-name="T24">=0、垂直軸=c 的 座標位置，有 </text:span><text:span text:style-name="T162">一個點</text:span><text:span text:style-name="T154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9"><text:span text:style-name="T154">明顯例子，假定</text:span><text:span text:style-name="T2">，</text:span><text:span text:style-name="T22">y = </text:span><text:span text:style-name="T28">f(x)</text:span><text:span text:style-name="T22"> = a * x</text:span><text:span text:style-name="T108">2</text:span><text:span text:style-name="T22"> + b * x + c</text:span><text:span text:style-name="T31"> + d * x</text:span><text:span text:style-name="T109">-0.</text:span><text:span text:style-name="T111">1</text:span><text:span text:style-name="T31"> + e * x</text:span><text:span text:style-name="T109">-</text:span><text:span text:style-name="T110">π</text:span><text:span text:style-name="T154">。</text:span></text:p>
                  <text:list>
                    <text:list-item>
                      <text:p text:style-name="P39"><text:span text:style-name="T23">xy座</text:span><text:span text:style-name="T160">標系 出現（</text:span><text:span text:style-name="T23">1元</text:span><text:span text:style-name="T160">方程式 的）曲線</text:span><text:span text:style-name="T154">。</text:span></text:p>
                    </text:list-item>
                    <text:list-item>
                      <text:p text:style-name="P39"><text:span text:style-name="T18">假定，使用 2</text:span><text:span text:style-name="T156">維</text:span><text:span text:style-name="T154">次方座標系。</text:span></text:p>
                      <text:list>
                        <text:list-item>
                          <text:p text:style-name="P39"><text:span text:style-name="T18">2</text:span><text:span text:style-name="T156">維</text:span><text:span text:style-name="T154">次方座標系 出現 </text:span><text:span text:style-name="T166">五</text:span><text:span text:style-name="T154">個點。</text:span></text:p>
                          <text:list>
                            <text:list-item>
                              <text:p text:style-name="P39"><text:span text:style-name="T2">在 水平軸</text:span><text:span text:style-name="T24">=2、垂直軸=a 的 座標位置，有 </text:span><text:span text:style-name="T162">一個點</text:span><text:span text:style-name="T154">。</text:span></text:p>
                            </text:list-item>
                            <text:list-item>
                              <text:p text:style-name="P39"><text:span text:style-name="T2">在 水平軸</text:span><text:span text:style-name="T24">=1、垂直軸=b 的 座標位置，有 </text:span><text:span text:style-name="T162">一個點</text:span><text:span text:style-name="T154">。</text:span></text:p>
                            </text:list-item>
                            <text:list-item>
                              <text:p text:style-name="P39"><text:span text:style-name="T2">在 水平軸</text:span><text:span text:style-name="T24">=0、垂直軸=c 的 座標位置，有 </text:span><text:span text:style-name="T162">一個點</text:span><text:span text:style-name="T154">。</text:span></text:p>
                            </text:list-item>
                            <text:list-item>
                              <text:p text:style-name="P47"><text:span text:style-name="T2">在 水平軸</text:span><text:span text:style-name="T24">=</text:span><text:span text:style-name="T32">(</text:span><text:span text:style-name="T24">-0.</text:span><text:span text:style-name="T34">1</text:span><text:span text:style-name="T32">)</text:span><text:span text:style-name="T24">、垂直軸=</text:span><text:span text:style-name="T32">d</text:span><text:span text:style-name="T24"> 的 座標位置，有 </text:span><text:span text:style-name="T162">一個點</text:span><text:span text:style-name="T154">。</text:span></text:p>
                            </text:list-item>
                            <text:list-item>
                              <text:p text:style-name="P47"><text:span text:style-name="T2">在 水平軸</text:span><text:span text:style-name="T24">=</text:span><text:span text:style-name="T32">(</text:span><text:span text:style-name="T24">-</text:span><text:span text:style-name="T33">π</text:span><text:span text:style-name="T32">)</text:span><text:span text:style-name="T24">、垂直軸=</text:span><text:span text:style-name="T32">e</text:span><text:span text:style-name="T24"> 的 座標位置，有 </text:span><text:span text:style-name="T162">一個點</text:span><text:span text:style-name="T154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8"><text:span text:style-name="T154">明顯例子，</text:span><text:span text:style-name="T25">n</text:span><text:span text:style-name="T19">元</text:span><text:span text:style-name="T157">方程式</text:span><text:span text:style-name="T154">、</text:span><text:span text:style-name="T25">n</text:span><text:span text:style-name="T19">元</text:span><text:span text:style-name="T22">m</text:span><text:span text:style-name="T19">次</text:span><text:span text:style-name="T157">方程式</text:span><text:span text:style-name="T154">。</text:span></text:p>
              <text:list>
                <text:list-item>
                  <text:p text:style-name="P49"><text:span text:style-name="T28">假定，</text:span><text:span text:style-name="T25">n</text:span><text:span text:style-name="T19">元</text:span><text:span text:style-name="T22">m</text:span><text:span text:style-name="T19">次</text:span><text:span text:style-name="T157">方程式</text:span><text:span text:style-name="T19"> = </text:span><text:span text:style-name="T28">f(x</text:span><text:span text:style-name="T137">1</text:span><text:span text:style-name="T29">, x</text:span><text:span text:style-name="T137">2</text:span><text:span text:style-name="T29">, …, x</text:span><text:span text:style-name="T137">n</text:span><text:span text:style-name="T28">)</text:span><text:span text:style-name="T154">。</text:span></text:p>
                </text:list-item>
                <text:list-item>
                  <text:p text:style-name="P49"><text:span text:style-name="T25">假定，使用（n+1）</text:span><text:span text:style-name="T156">維</text:span><text:span text:style-name="T154">次方座標系。</text:span></text:p>
                  <text:list>
                    <text:list-item>
                      <text:p text:style-name="P50"><text:span text:style-name="T154">假定，第</text:span><text:span text:style-name="T30">i</text:span><text:span text:style-name="T164">維、</text:span><text:span text:style-name="T154">第</text:span><text:span text:style-name="T26">i</text:span><text:span text:style-name="T154">軸 是 </text:span><text:span text:style-name="T22">x</text:span><text:span text:style-name="T136">i</text:span><text:span text:style-name="T154">次方維、</text:span><text:span text:style-name="T22">x</text:span><text:span text:style-name="T136">i</text:span><text:span text:style-name="T154">次方軸。</text:span></text:p>
                      <text:list>
                        <text:list-item>
                          <text:p text:style-name="P51"><text:span text:style-name="T27">n ≥ </text:span><text:span text:style-name="T26">i</text:span><text:span text:style-name="T27"> ≥ 1</text:span><text:span text:style-name="T154">。</text:span></text:p>
                        </text:list-item>
                        <text:list-item>
                          <text:p text:style-name="P52"><text:span text:style-name="T22">x</text:span><text:span text:style-name="T136">i</text:span><text:span text:style-name="T154">次方軸的 數值 是 </text:span><text:span text:style-name="T22">x</text:span><text:span text:style-name="T136">i</text:span><text:span text:style-name="T154">的 次方數。</text:span></text:p>
                        </text:list-item>
                      </text:list>
                    </text:list-item>
                    <text:list-item>
                      <text:p text:style-name="P53"><text:span text:style-name="T154">假定，第</text:span><text:span text:style-name="T25">（n+1）</text:span><text:span text:style-name="T164">維</text:span><text:span text:style-name="T154">、第</text:span><text:span text:style-name="T25">（n+1）</text:span><text:span text:style-name="T154">軸 是 係數</text:span><text:span text:style-name="T165">維</text:span><text:span text:style-name="T154">、係數軸。</text:span></text:p>
                      <text:list>
                        <text:list-item>
                          <text:p text:style-name="P4">係數軸的 數值 是 係數值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4"><text:span text:style-name="T154">次方座標系 </text:span><text:span text:style-name="T163">有機率出現 點、線、面、體、直線、曲線、</text:span><text:span text:style-name="T23">1元2次</text:span><text:span text:style-name="T160">方程式</text:span><text:span text:style-name="T163">、圓、正方形、正方體</text:span><text:span text:style-name="T154">。</text:span></text:p>
            </text:list-item>
            <text:list-item>
              <text:p text:style-name="P5">次方座標系的 分形。</text:p>
              <text:list>
                <text:list-item>
                  <text:p text:style-name="P55"><text:span text:style-name="T28">明顯例子，F(</text:span><text:span text:style-name="T35">f</text:span><text:span text:style-name="T138">1</text:span><text:span text:style-name="T28">(</text:span><text:span text:style-name="T35">a</text:span><text:span text:style-name="T137">1</text:span><text:span text:style-name="T29">, </text:span><text:span text:style-name="T35">a</text:span><text:span text:style-name="T137">2</text:span><text:span text:style-name="T29">, …, </text:span><text:span text:style-name="T35">a</text:span><text:span text:style-name="T138">i</text:span><text:span text:style-name="T28">)</text:span><text:span text:style-name="T29">, </text:span><text:span text:style-name="T35">f</text:span><text:span text:style-name="T138">2</text:span><text:span text:style-name="T28">(</text:span><text:span text:style-name="T36">b</text:span><text:span text:style-name="T137">1</text:span><text:span text:style-name="T29">, </text:span><text:span text:style-name="T36">b</text:span><text:span text:style-name="T137">2</text:span><text:span text:style-name="T29">, …, </text:span><text:span text:style-name="T36">b</text:span><text:span text:style-name="T138">j</text:span><text:span text:style-name="T28">)</text:span><text:span text:style-name="T29">, …, </text:span><text:span text:style-name="T35">f</text:span><text:span text:style-name="T138">n</text:span><text:span text:style-name="T28">(</text:span><text:span text:style-name="T36">c</text:span><text:span text:style-name="T137">1</text:span><text:span text:style-name="T29">, </text:span><text:span text:style-name="T36">c</text:span><text:span text:style-name="T137">2</text:span><text:span text:style-name="T29">, …, </text:span><text:span text:style-name="T36">c</text:span><text:span text:style-name="T138">k</text:span><text:span text:style-name="T28">))</text:span><text:span text:style-name="T154">。</text:span></text:p>
                  <text:list>
                    <text:list-item>
                      <text:p text:style-name="P56"><text:span text:style-name="T154">明顯例子，假定</text:span><text:span text:style-name="T2">，</text:span><text:span text:style-name="T37">F</text:span><text:span text:style-name="T28">(</text:span><text:span text:style-name="T35">f</text:span><text:span text:style-name="T138">1</text:span><text:span text:style-name="T28">(…))</text:span><text:span text:style-name="T22"> = a * </text:span><text:span text:style-name="T35">f</text:span><text:span text:style-name="T138">1</text:span><text:span text:style-name="T28">(…)</text:span><text:span text:style-name="T108">2</text:span><text:span text:style-name="T22"> + b * </text:span><text:span text:style-name="T35">f</text:span><text:span text:style-name="T138">1</text:span><text:span text:style-name="T28">(…)</text:span><text:span text:style-name="T22"> + c</text:span><text:span text:style-name="T154">。</text:span></text:p>
                    </text:list-item>
                  </text:list>
                </text:list-item>
                <text:list-item>
                  <text:p text:style-name="P57"><text:span text:style-name="T154">明顯例子，假定，次方座標系 出現</text:span><text:span text:style-name="T160">（</text:span><text:span text:style-name="T23">1元2次</text:span><text:span text:style-name="T160">方程式 的）曲線</text:span><text:span text:style-name="T154">。</text:span></text:p>
                  <text:list>
                    <text:list-item>
                      <text:p text:style-name="P57"><text:span text:style-name="T2">(次方座標系)</text:span><text:span text:style-name="T124">2</text:span><text:span text:style-name="T50"> 出現 三個點</text:span><text:span text:style-name="T154">。</text:span></text:p>
                      <text:list>
                        <text:list-item>
                          <text:p text:style-name="P57"><text:span text:style-name="T2">(次方座標系)</text:span><text:span text:style-name="T124">2</text:span><text:span text:style-name="T154"> 是 </text:span><text:span text:style-name="T2">次方座標系的 次方座標系</text:span><text:span text:style-name="T154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8"><text:span text:style-name="T28">抽象例子，F(？？？) = 某一特定函數</text:span><text:span text:style-name="T154">。</text:span></text:p>
                  <text:list>
                    <text:list-item>
                      <text:p text:style-name="P59"><text:span text:style-name="T154">明顯例子，假定</text:span><text:span text:style-name="T2">，</text:span><text:span text:style-name="T28">F(？？？)</text:span><text:span text:style-name="T22"> = a * x</text:span><text:span text:style-name="T119">2*</text:span><text:span text:style-name="T118">y</text:span><text:span text:style-name="T22"> + b * x</text:span><text:span text:style-name="T118">y</text:span><text:span text:style-name="T22"> + c</text:span><text:span text:style-name="T154">。</text:span></text:p>
                    </text:list-item>
                    <text:list-item>
                      <text:p text:style-name="P58"><text:span text:style-name="T154">明顯例子，假定</text:span><text:span text:style-name="T2">，</text:span><text:span text:style-name="T28">F(？？？)</text:span><text:span text:style-name="T22"> = a * x</text:span><text:span text:style-name="T118">y</text:span><text:span text:style-name="T112">^2+</text:span><text:span text:style-name="T120">2*</text:span><text:span text:style-name="T118">y</text:span><text:span text:style-name="T112">+1</text:span><text:span text:style-name="T22"> + b * x</text:span><text:span text:style-name="T118">y</text:span><text:span text:style-name="T112">^3+</text:span><text:span text:style-name="T118">y</text:span><text:span text:style-name="T112">+</text:span><text:span text:style-name="T113">1</text:span><text:span text:style-name="T22"> + c</text:span><text:span text:style-name="T118">y</text:span><text:span text:style-name="T112">^2+</text:span><text:span text:style-name="T118">y</text:span><text:span text:style-name="T112">+</text:span><text:span text:style-name="T113">3</text:span><text:span text:style-name="T22"> * x</text:span><text:span text:style-name="T117">x</text:span><text:span text:style-name="T112">^3+</text:span><text:span text:style-name="T117">x</text:span><text:span text:style-name="T112">+</text:span><text:span text:style-name="T116">3</text:span><text:span text:style-name="T28">。</text:span></text:p>
                    </text:list-item>
                    <text:list-item>
                      <text:p text:style-name="P58"><text:span text:style-name="T154">明顯例子，假定</text:span><text:span text:style-name="T2">，</text:span><text:span text:style-name="T28">F(？？？)</text:span><text:span text:style-name="T22"> = a * x</text:span><text:span text:style-name="T121">x</text:span><text:span text:style-name="T112">^2+</text:span><text:span text:style-name="T120">2*</text:span><text:span text:style-name="T121">y</text:span><text:span text:style-name="T112">+1</text:span><text:span text:style-name="T22"> + b * </text:span><text:span text:style-name="T38">y</text:span><text:span text:style-name="T118">y</text:span><text:span text:style-name="T112">^3+</text:span><text:span text:style-name="T118">y</text:span><text:span text:style-name="T122">+</text:span><text:span text:style-name="T115">x</text:span><text:span text:style-name="T22"> + c</text:span><text:span text:style-name="T114">x</text:span><text:span text:style-name="T112">^2+</text:span><text:span text:style-name="T118">y</text:span><text:span text:style-name="T112">+</text:span><text:span text:style-name="T113">3</text:span><text:span text:style-name="T22"> * x</text:span><text:span text:style-name="T117">x</text:span><text:span text:style-name="T112">^3+</text:span><text:span text:style-name="T117">x</text:span><text:span text:style-name="T112">+</text:span><text:span text:style-name="T116">3</text:span><text:span text:style-name="T28">。</text:span></text:p>
                    </text:list-item>
                  </text:list>
                </text:list-item>
              </text:list>
            </text:list-item>
            <text:list-item>
              <text:p text:style-name="P77">次方座標系的 拓展。</text:p>
              <text:list>
                <text:list-item>
                  <text:p text:style-name="P60"><text:span text:style-name="T28">明顯例子，直角座標系 →</text:span><text:span text:style-name="T40"> </text:span><text:span text:style-name="T28">次方座標系、直角型次方座標系。</text:span></text:p>
                </text:list-item>
                <text:list-item>
                  <text:p text:style-name="P61"><text:span text:style-name="T28">明顯例子，極座標系 →</text:span><text:span text:style-name="T40"> </text:span><text:span text:style-name="T28">極型次方座標系。</text:span></text:p>
                </text:list-item>
                <text:list-item>
                  <text:p text:style-name="P62"><text:span text:style-name="T28">明顯例子，圓柱座標系 →</text:span><text:span text:style-name="T40"> </text:span><text:span text:style-name="T28">圓柱型次方座標系。</text:span></text:p>
                </text:list-item>
                <text:list-item>
                  <text:p text:style-name="P63"><text:span text:style-name="T28">明顯例子，</text:span><text:span text:style-name="T169">重心</text:span><text:span text:style-name="T53">座標系</text:span><text:span text:style-name="T28"> →</text:span><text:span text:style-name="T40"> </text:span><text:span text:style-name="T169">重心</text:span><text:span text:style-name="T28">型次方座標系。</text:span></text:p>
                  <text:list>
                    <text:list-item>
                      <text:p text:style-name="P80"><text:span text:style-name="T28">（重心座標系 的 相關描述在 </text:span><text:span text:style-name="T85">新生之書</text:span><text:span text:style-name="T86">的 </text:span><text:span text:style-name="T85">數學</text:span><text:span text:style-name="T28"> 文件群的 </text:span><text:span text:style-name="T85">重心坐標系</text:span><text:span text:style-name="T28">）</text:span></text:p>
                    </text:list-item>
                  </text:list>
                </text:list-item>
                <text:list-item>
                  <text:p text:style-name="P64"><text:span text:style-name="T28">明顯例子，</text:span><text:span text:style-name="T53"> </text:span><text:span text:style-name="T170">放射狀型</text:span><text:span text:style-name="T28">座標系 →</text:span><text:span text:style-name="T40"> </text:span><text:span text:style-name="T170">放射狀</text:span><text:span text:style-name="T28">型次方座標系。</text:span></text:p>
                  <text:list>
                    <text:list-item>
                      <text:p text:style-name="P81"><text:span text:style-name="T86">（放射狀型座標系 的 相關描述在 </text:span><text:span text:style-name="T85">新生之書</text:span><text:span text:style-name="T86">的 </text:span><text:span text:style-name="T85">_</text:span><text:span text:style-name="T86"> 文件群的 </text:span><text:span text:style-name="T85">n維</text:span><text:span text:style-name="T86">）</text:span></text:p>
                    </text:list-item>
                  </text:list>
                </text:list-item>
              </text:list>
            </text:list-item>
            <text:list-item>
              <text:p text:style-name="P65"><text:span text:style-name="T28">抽象例子，</text:span><text:span text:style-name="T154">次方座標系、其他座標系 的 變形、混和、混搭</text:span><text:span text:style-name="T168">。</text:span></text:p>
              <text:list>
                <text:list-item>
                  <text:p text:style-name="P66"><text:span text:style-name="T28">明顯例子</text:span><text:span text:style-name="T2">，假定，</text:span><text:span text:style-name="T22">f(x) = a * x</text:span><text:span text:style-name="T108">2</text:span><text:span text:style-name="T22"> + b * x + c</text:span><text:span text:style-name="T159">。</text:span></text:p>
                  <text:list>
                    <text:list-item>
                      <text:p text:style-name="P67"><text:span text:style-name="T18">假定，使用 </text:span><text:span text:style-name="T39">3</text:span><text:span text:style-name="T156">維</text:span><text:span text:style-name="T178">（</text:span><text:span text:style-name="T154">次方座標系、</text:span><text:span text:style-name="T45">x</text:span><text:span text:style-name="T177">座標系）混搭型座標系</text:span><text:span text:style-name="T154">。</text:span></text:p>
                      <text:list>
                        <text:list-item>
                          <text:p text:style-name="P6"><text:span text:style-name="T154">假定，</text:span><text:span text:style-name="T2">水平</text:span><text:span text:style-name="T154">軸 是 </text:span><text:span text:style-name="T78">x</text:span><text:span text:style-name="T154">次方軸。</text:span></text:p>
                        </text:list-item>
                        <text:list-item>
                          <text:p text:style-name="P6">假定，垂直軸 是 係數軸。</text:p>
                        </text:list-item>
                        <text:list-item>
                          <text:p text:style-name="P6"><text:span text:style-name="T2">假定，</text:span><text:span text:style-name="T154">高度</text:span><text:span text:style-name="T2">軸 是 </text:span><text:span text:style-name="T45">x</text:span><text:span text:style-name="T2">軸</text:span><text:span text:style-name="T177">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8"><text:span text:style-name="T28">明顯例子</text:span><text:span text:style-name="T2">，假定，</text:span><text:span text:style-name="T22">f(x, </text:span><text:span text:style-name="T42">y</text:span><text:span text:style-name="T22">) = a * x</text:span><text:span text:style-name="T108">2</text:span><text:span text:style-name="T22"> + b * </text:span><text:span text:style-name="T43">x</text:span><text:span text:style-name="T22"> + c + </text:span><text:span text:style-name="T43">d * y</text:span><text:span text:style-name="T123">2</text:span><text:span text:style-name="T159">。</text:span></text:p>
                  <text:list>
                    <text:list-item>
                      <text:p text:style-name="P69"><text:span text:style-name="T18">假定，使用 </text:span><text:span text:style-name="T39">3</text:span><text:span text:style-name="T156">維</text:span><text:span text:style-name="T178">（</text:span><text:span text:style-name="T154">次方座標系、</text:span><text:span text:style-name="T49">y</text:span><text:span text:style-name="T177">座標系）混搭型座標系</text:span><text:span text:style-name="T154">。</text:span></text:p>
                      <text:list>
                        <text:list-item>
                          <text:p text:style-name="P6"><text:span text:style-name="T154">假定，</text:span>水平<text:span text:style-name="T154">軸 是</text:span><text:span text:style-name="T2"> </text:span><text:span text:style-name="T44">x</text:span>次方<text:span text:style-name="T154">軸。</text:span></text:p>
                        </text:list-item>
                        <text:list-item>
                          <text:p text:style-name="P6"><text:span text:style-name="T154">假定，垂直軸 </text:span><text:span text:style-name="T2">是 </text:span><text:span text:style-name="T154">係數軸。</text:span></text:p>
                        </text:list-item>
                        <text:list-item>
                          <text:p text:style-name="P6">假定，<text:span text:style-name="T154">高度</text:span>軸 是 <text:span text:style-name="T79">y</text:span>軸。</text:p>
                        </text:list-item>
                      </text:list>
                    </text:list-item>
                  </text:list>
                </text:list-item>
                <text:list-item>
                  <text:p text:style-name="P7">明顯例子，使用 直角座標系 表示 <text:span text:style-name="T2">(次方座標系)</text:span><text:span text:style-name="T128">2</text:span>。</text:p>
                  <text:list>
                    <text:list-item>
                      <text:p text:style-name="P8">明顯例子，假定，次方座標系 出現<text:span text:style-name="T182">（</text:span><text:span text:style-name="T77">1元2次</text:span><text:span text:style-name="T182">方程式 的）曲線。</text:span></text:p>
                      <text:list>
                        <text:list-item>
                          <text:p text:style-name="P8"><text:span text:style-name="T2">(次方座標系)</text:span><text:span text:style-name="T128">2</text:span><text:span text:style-name="T80"> 出現 三個點</text:span>。</text:p>
                        </text:list-item>
                        <text:list-item>
                          <text:p text:style-name="P9"><text:span text:style-name="T2">(次方座標系的 </text:span>直角座標系<text:span text:style-name="T2">)</text:span><text:span text:style-name="T80"> 出現（第二種）</text:span><text:span text:style-name="T182">（</text:span><text:span text:style-name="T77">1元2次</text:span><text:span text:style-name="T182">方程式 的）曲線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離散化、連續化。</text:p>
              <text:list>
                <text:list-item>
                  <text:p text:style-name="P10">明顯例子，已知，<text:span text:style-name="T81">v = v</text:span><text:span text:style-name="T146">0</text:span><text:span text:style-name="T81"> + a * t</text:span><text:span text:style-name="T183">。</text:span></text:p>
                  <text:list>
                    <text:list-item>
                      <text:p text:style-name="P11">已知，<text:span text:style-name="T81">v = S / t = S * </text:span><text:span text:style-name="T82">t</text:span><text:span text:style-name="T130">-1</text:span>。</text:p>
                    </text:list-item>
                    <text:list-item>
                      <text:p text:style-name="P11">已知，<text:span text:style-name="T81">a = S / t</text:span><text:span text:style-name="T129">2</text:span><text:span text:style-name="T81"> = S * </text:span><text:span text:style-name="T82">t</text:span><text:span text:style-name="T130">-2</text:span><text:span text:style-name="T183">。</text:span></text:p>
                    </text:list-item>
                    <text:list-item>
                      <text:p text:style-name="P11"><text:span text:style-name="T46">次方座標系</text:span>。</text:p>
                      <text:list>
                        <text:list-item>
                          <text:p text:style-name="P70"><text:span text:style-name="T2">在 水平軸</text:span><text:span text:style-name="T24">=</text:span><text:span text:style-name="T41">0</text:span><text:span text:style-name="T24">、垂直軸=</text:span><text:span text:style-name="T51">v</text:span><text:span text:style-name="T139">0</text:span><text:span text:style-name="T24"> 的 座標位置，有 </text:span><text:span text:style-name="T162">一個點</text:span><text:span text:style-name="T2">。</text:span></text:p>
                        </text:list-item>
                        <text:list-item>
                          <text:p text:style-name="P70"><text:span text:style-name="T2">在 水平軸</text:span><text:span text:style-name="T24">=-</text:span><text:span text:style-name="T41">1</text:span><text:span text:style-name="T24">、垂直軸=S 的 座標位置，有 </text:span><text:span text:style-name="T162">一個點</text:span><text:span text:style-name="T154">。</text:span></text:p>
                        </text:list-item>
                        <text:list-item>
                          <text:p text:style-name="P71"><text:span text:style-name="T2">在 水平軸</text:span><text:span text:style-name="T24">=-</text:span><text:span text:style-name="T41">2</text:span><text:span text:style-name="T24">、垂直軸=S*</text:span><text:span text:style-name="T41">t</text:span><text:span text:style-name="T24"> 的 座標位置，有 </text:span><text:span text:style-name="T162">一個點</text:span><text:span text:style-name="T154">。</text:span></text:p>
                        </text:list-item>
                      </text:list>
                    </text:list-item>
                    <text:list-item>
                      <text:p text:style-name="P12"><text:span text:style-name="T46">次方座標系</text:span>。</text:p>
                      <text:list>
                        <text:list-item>
                          <text:p text:style-name="P71"><text:span text:style-name="T2">在 水平軸</text:span><text:span text:style-name="T24">=</text:span><text:span text:style-name="T41">0</text:span><text:span text:style-name="T24">、垂直軸=</text:span><text:span text:style-name="T51">v</text:span><text:span text:style-name="T139">0</text:span><text:span text:style-name="T24"> 的 座標位置，有 </text:span><text:span text:style-name="T162">一個點</text:span><text:span text:style-name="T2">。</text:span></text:p>
                          <text:list>
                            <text:list-item>
                              <text:p text:style-name="P88"><text:span text:style-name="T167">已知，</text:span><text:span text:style-name="T51">v = v</text:span><text:span text:style-name="T139">0</text:span><text:span text:style-name="T51"> + a * t</text:span><text:span text:style-name="T2">。</text:span></text:p>
                              <text:list>
                                <text:list-item>
                                  <text:p text:style-name="P88"><text:span text:style-name="T51">v = v</text:span><text:span text:style-name="T139">0</text:span><text:span text:style-name="T51"> + S * </text:span><text:span text:style-name="T41">t</text:span><text:span text:style-name="T125">-2</text:span><text:span text:style-name="T51"> * t</text:span><text:span text:style-name="T2">。</text:span></text:p>
                                </text:list-item>
                                <text:list-item>
                                  <text:p text:style-name="P88"><text:span text:style-name="T51">v = v</text:span><text:span text:style-name="T139">0</text:span><text:span text:style-name="T51"> + v</text:span><text:span text:style-name="T2">。</text:span></text:p>
                                </text:list-item>
                                <text:list-item>
                                  <text:p text:style-name="P72"><text:span text:style-name="T52">0</text:span><text:span text:style-name="T51"> = v</text:span><text:span text:style-name="T139">0</text:span><text:span text:style-name="T2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"><text:span text:style-name="T81">v = v</text:span><text:span text:style-name="T146">0</text:span><text:span text:style-name="T81"> + a * t</text:span>，在 次方座標系 是 離散化、三個點、一個點。</text:p>
                    </text:list-item>
                  </text:list>
                </text:list-item>
                <text:list-item>
                  <text:p text:style-name="P14">明顯例子，假定，<text:span text:style-name="T84">f(t)</text:span><text:span text:style-name="T83"> = </text:span><text:span text:style-name="T184">f(</text:span><text:span text:style-name="T185">S,</text:span><text:span text:style-name="T184">t,</text:span><text:span text:style-name="T187">dx,</text:span><text:span text:style-name="T185">n</text:span><text:span text:style-name="T184">)</text:span><text:span text:style-name="T186"> =</text:span><text:span text:style-name="T83"> (</text:span><text:span text:style-name="T84">S / t</text:span><text:span text:style-name="T131">1*dx</text:span><text:span text:style-name="T84">) + </text:span><text:span text:style-name="T83">(</text:span><text:span text:style-name="T84">S / t</text:span><text:span text:style-name="T131">2*dx</text:span><text:span text:style-name="T84">) + … + </text:span><text:span text:style-name="T83">(</text:span><text:span text:style-name="T84">S / t</text:span><text:span text:style-name="T131">n*dx</text:span><text:span text:style-name="T84">)</text:span>。</text:p>
                  <text:list>
                    <text:list-item>
                      <text:p text:style-name="P15"><text:span text:style-name="T2">d</text:span><text:span text:style-name="T47">x</text:span><text:span text:style-name="T2"> 是（</text:span><text:span text:style-name="T48">x）</text:span><text:span text:style-name="T2">無限趨近於零的 數值</text:span>。</text:p>
                    </text:list-item>
                    <text:list-item>
                      <text:p text:style-name="P16"><text:span text:style-name="T84">f(t)，</text:span><text:span text:style-name="T181">在 次方座標系</text:span><text:span text:style-name="T2"> 是</text:span> 連續化、連續線、連續時間線。</text:p>
                      <text:list>
                        <text:list-item>
                          <text:p text:style-name="P17">連續時間線 <text:span text:style-name="T176">↔</text:span><text:span text:style-name="T188"> 連續空間線、連續時空線、連續時空面、連續個體面、連續個體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><text:span text:style-name="T181">次方座標系</text:span><text:span text:style-name="T56">(和 其他座標系 一樣也)</text:span><text:span text:style-name="T181">能 幾何作圖、加減乘除、微積分、方程式運算、數學模型</text:span>。</text:p>
            </text:list-item>
          </text:list>
        </text:list-item>
        <text:list-item>
          <text:p text:style-name="P19"><text:bookmark-start text:name="第a層級座標系"/><text:span text:style-name="T190">第</text:span><text:span text:style-name="T87">a</text:span><text:span text:style-name="T190">層級</text:span>座標系<text:bookmark-end text:name="第a層級座標系"/></text:p>
          <text:list>
            <text:list-item>
              <text:p text:style-name="P20">座標系<text:span text:style-name="T191">層級</text:span><text:span text:style-name="T1"> </text:span><text:span text:style-name="T176">↔</text:span> <text:span text:style-name="T191">符號層級</text:span>。</text:p>
              <text:list>
                <text:list-item>
                  <text:p text:style-name="P82"><text:span text:style-name="T86">（符號層級 的 相關描述在 </text:span><text:span text:style-name="T85">新生之書</text:span><text:span text:style-name="T86">的 </text:span><text:span text:style-name="T85">數學</text:span><text:span text:style-name="T86"> 文件群的 </text:span><text:span text:style-name="T85">符號層級</text:span><text:span text:style-name="T86">）</text:span></text:p>
                </text:list-item>
              </text:list>
            </text:list-item>
            <text:list-item>
              <text:p text:style-name="P19"><text:span text:style-name="T190">第</text:span><text:span text:style-name="T87">a</text:span><text:span text:style-name="T190">層級</text:span>座標系。</text:p>
              <text:list>
                <text:list-item>
                  <text:p text:style-name="P21"><text:span text:style-name="T181">明顯例子，第</text:span><text:span text:style-name="T88">1</text:span><text:span text:style-name="T181">層級</text:span>座標系<text:span text:style-name="T1"> </text:span><text:span text:style-name="T176">↔</text:span> <text:span text:style-name="T181">加法</text:span>座標系<text:span text:style-name="T181">、減法</text:span>座標系、<text:span text:style-name="T90">數值</text:span>座標系。</text:p>
                  <text:list>
                    <text:list-item>
                      <text:p text:style-name="P22"><text:span text:style-name="T90">數值</text:span>座標系 <text:span text:style-name="T89">的 </text:span><text:span text:style-name="T181">明顯例子，</text:span><text:span text:style-name="T86">直角座標系、極座標系、圓柱座標系</text:span>。</text:p>
                    </text:list-item>
                  </text:list>
                </text:list-item>
                <text:list-item>
                  <text:p text:style-name="P23"><text:span text:style-name="T181">明顯例子，第</text:span><text:span text:style-name="T88">2</text:span><text:span text:style-name="T181">層級</text:span>座標系<text:span text:style-name="T1"> </text:span><text:span text:style-name="T176">↔</text:span> <text:span text:style-name="T181">乘法</text:span>座標系<text:span text:style-name="T181">、除法</text:span>座標系。</text:p>
                </text:list-item>
                <text:list-item>
                  <text:p text:style-name="P24"><text:span text:style-name="T181">明顯例子，第</text:span><text:span text:style-name="T88">3</text:span><text:span text:style-name="T181">層級</text:span>座標系<text:span text:style-name="T1"> </text:span><text:span text:style-name="T176">↔</text:span> <text:span text:style-name="T189">次方</text:span>座標系<text:span text:style-name="T181">、</text:span><text:span text:style-name="T106">log</text:span>座標系。</text:p>
                </text:list-item>
              </text:list>
            </text:list-item>
            <text:list-item>
              <text:p text:style-name="P25"><text:span text:style-name="T181">乘法</text:span>座標系。</text:p>
              <text:list>
                <text:list-item>
                  <text:p text:style-name="P26"><text:span text:style-name="T181">明顯例子，假定，</text:span><text:span text:style-name="T84">f(t)</text:span><text:span text:style-name="T83"> = (</text:span><text:span text:style-name="T94">a</text:span><text:span text:style-name="T147">1</text:span><text:span text:style-name="T84"> * </text:span><text:span text:style-name="T98">1</text:span><text:span text:style-name="T84"> * t) + </text:span><text:span text:style-name="T83">(</text:span><text:span text:style-name="T94">a</text:span><text:span text:style-name="T147">2</text:span><text:span text:style-name="T84"> * </text:span><text:span text:style-name="T92">2</text:span><text:span text:style-name="T91"> * </text:span><text:span text:style-name="T84">t) + … + </text:span><text:span text:style-name="T83">(</text:span><text:span text:style-name="T94">a</text:span><text:span text:style-name="T147">n</text:span><text:span text:style-name="T84"> * </text:span><text:span text:style-name="T92">n</text:span><text:span text:style-name="T91"> * </text:span><text:span text:style-name="T84">t)</text:span>。</text:p>
                  <text:list>
                    <text:list-item>
                      <text:p text:style-name="P27"><text:span text:style-name="T84">f(t)</text:span><text:span text:style-name="T83"> = </text:span><text:span text:style-name="T96">Σ</text:span><text:span text:style-name="T148">i=0</text:span><text:span text:style-name="T132">n</text:span><text:span text:style-name="T83">(</text:span><text:span text:style-name="T94">a</text:span><text:span text:style-name="T148">i</text:span><text:span text:style-name="T84"> * </text:span><text:span text:style-name="T96">i</text:span><text:span text:style-name="T91"> * </text:span><text:span text:style-name="T84">t)</text:span><text:span text:style-name="T89">。</text:span></text:p>
                      <text:list>
                        <text:list-item>
                          <text:p text:style-name="P28"><text:span text:style-name="T89">在 水平軸</text:span><text:span text:style-name="T95">=</text:span><text:span text:style-name="T97">i</text:span><text:span text:style-name="T95">、垂直軸=</text:span><text:span text:style-name="T94">a</text:span><text:span text:style-name="T148">i</text:span><text:span text:style-name="T95"> 的 座標位置，有 </text:span><text:span text:style-name="T192">一個點</text:span><text:span text:style-name="T84">。</text:span></text:p>
                        </text:list-item>
                      </text:list>
                    </text:list-item>
                    <text:list-item>
                      <text:p text:style-name="P25"><text:span text:style-name="T84">f(t)，</text:span><text:span text:style-name="T181">在 乘法座標系</text:span><text:span text:style-name="T1"> 是</text:span> <text:span text:style-name="T181">離散化、</text:span><text:span text:style-name="T106">n</text:span><text:span text:style-name="T181">個點</text:span>。</text:p>
                    </text:list-item>
                  </text:list>
                </text:list-item>
                <text:list-item>
                  <text:p text:style-name="P26"><text:span text:style-name="T181">明顯例子，假定，</text:span><text:span text:style-name="T84">f(t)</text:span><text:span text:style-name="T83"> = (</text:span><text:span text:style-name="T94">a</text:span><text:span text:style-name="T147">1</text:span><text:span text:style-name="T84"> * </text:span><text:span text:style-name="T100">1*d</text:span><text:span text:style-name="T91">x</text:span><text:span text:style-name="T84"> * t) + </text:span><text:span text:style-name="T83">(</text:span><text:span text:style-name="T94">a</text:span><text:span text:style-name="T147">2</text:span><text:span text:style-name="T84"> * </text:span><text:span text:style-name="T92">2</text:span><text:span text:style-name="T84">*</text:span><text:span text:style-name="T100">d</text:span><text:span text:style-name="T91">x * </text:span><text:span text:style-name="T84">t) + … + </text:span><text:span text:style-name="T83">(</text:span><text:span text:style-name="T94">a</text:span><text:span text:style-name="T147">n</text:span><text:span text:style-name="T84"> * </text:span><text:span text:style-name="T92">n</text:span><text:span text:style-name="T84">*</text:span><text:span text:style-name="T100">d</text:span><text:span text:style-name="T91">x * </text:span><text:span text:style-name="T84">t)</text:span>。</text:p>
                  <text:list>
                    <text:list-item>
                      <text:p text:style-name="P29"><text:span text:style-name="T106">d</text:span><text:span text:style-name="T91">x</text:span><text:span text:style-name="T90"> 是（</text:span><text:span text:style-name="T93">x）</text:span><text:span text:style-name="T90">無限趨近於零的 數值</text:span><text:span text:style-name="T84">。</text:span></text:p>
                    </text:list-item>
                    <text:list-item>
                      <text:p text:style-name="P30"><text:span text:style-name="T84">f(t)</text:span><text:span text:style-name="T83"> =</text:span><text:span text:style-name="T151">∫</text:span><text:span text:style-name="T148">0</text:span><text:span text:style-name="T132">n</text:span><text:span text:style-name="T83">(</text:span><text:span text:style-name="T94">a</text:span><text:span text:style-name="T148">i</text:span><text:span text:style-name="T84"> * </text:span><text:span text:style-name="T96">i </text:span><text:span text:style-name="T84">* </text:span><text:span text:style-name="T101">d</text:span><text:span text:style-name="T91">x * </text:span><text:span text:style-name="T84">t)</text:span><text:span text:style-name="T90">d</text:span><text:span text:style-name="T99">i</text:span><text:span text:style-name="T89">。</text:span></text:p>
                      <text:list>
                        <text:list-item>
                          <text:p text:style-name="P31"><text:span text:style-name="T89">在 水平軸</text:span><text:span text:style-name="T95">=(</text:span><text:span text:style-name="T97">i </text:span><text:span text:style-name="T84">* </text:span><text:span text:style-name="T102">d</text:span><text:span text:style-name="T91">x)</text:span><text:span text:style-name="T95">、垂直軸=</text:span><text:span text:style-name="T94">a</text:span><text:span text:style-name="T148">i</text:span><text:span text:style-name="T95"> 的 座標位置，有 </text:span><text:span text:style-name="T192">一個點</text:span><text:span text:style-name="T84">。</text:span></text:p>
                        </text:list-item>
                      </text:list>
                    </text:list-item>
                    <text:list-item>
                      <text:p text:style-name="P32"><text:span text:style-name="T84">f(t)，</text:span><text:span text:style-name="T181">在 乘法座標系</text:span><text:span text:style-name="T1"> 是</text:span> 連續化、連續線、連續時間線<text:span text:style-name="T181">。</text:span></text:p>
                    </text:list-item>
                  </text:list>
                </text:list-item>
                <text:list-item>
                  <text:p text:style-name="P33"><text:span text:style-name="T181">明顯例子，假定，</text:span><text:span text:style-name="T84">f(t)</text:span><text:span text:style-name="T83"> = </text:span><text:span text:style-name="T56">a * x</text:span><text:span text:style-name="T108">2</text:span><text:span text:style-name="T22"> + b * x + c</text:span>。</text:p>
                  <text:list>
                    <text:list-item>
                      <text:p text:style-name="P33"><text:span text:style-name="T103">2</text:span><text:span text:style-name="T193">維乘法</text:span>座標系<text:span text:style-name="T103">。</text:span></text:p>
                      <text:list>
                        <text:list-item>
                          <text:p text:style-name="P33"><text:span text:style-name="T103">2</text:span><text:span text:style-name="T193">維乘法</text:span>座標系<text:span text:style-name="T89">。</text:span></text:p>
                          <text:list>
                            <text:list-item>
                              <text:p text:style-name="P33"><text:span text:style-name="T89">第</text:span><text:span text:style-name="T103">1</text:span><text:span text:style-name="T193">維、</text:span><text:span text:style-name="T89">第</text:span><text:span text:style-name="T103">1</text:span><text:span text:style-name="T89">軸 是 </text:span><text:span text:style-name="T56">x</text:span><text:span text:style-name="T193">乘法軸</text:span><text:span text:style-name="T89">。</text:span></text:p>
                            </text:list-item>
                            <text:list-item>
                              <text:p text:style-name="P33"><text:span text:style-name="T89">第</text:span><text:span text:style-name="T103">2</text:span><text:span text:style-name="T193">維、</text:span><text:span text:style-name="T89">第</text:span><text:span text:style-name="T103">2</text:span><text:span text:style-name="T89">軸 是 </text:span><text:span text:style-name="T189">係數軸</text:span><text:span text:style-name="T89">。</text:span></text:p>
                            </text:list-item>
                          </text:list>
                        </text:list-item>
                        <text:list-item>
                          <text:p text:style-name="P33"><text:span text:style-name="T103">2</text:span><text:span text:style-name="T193">維乘法</text:span>座標系<text:span text:style-name="T89">。</text:span></text:p>
                          <text:list>
                            <text:list-item>
                              <text:p text:style-name="P33"><text:span text:style-name="T89">在 第</text:span><text:span text:style-name="T103">1</text:span><text:span text:style-name="T89">軸</text:span><text:span text:style-name="T95">=</text:span><text:span text:style-name="T56">x</text:span><text:span text:style-name="T95">、</text:span><text:span text:style-name="T89">第</text:span><text:span text:style-name="T103">2</text:span><text:span text:style-name="T89">軸</text:span><text:span text:style-name="T95">=</text:span><text:span text:style-name="T94">a</text:span><text:span text:style-name="T95"> 的 座標位置，有 </text:span><text:span text:style-name="T192">一條直線</text:span><text:span text:style-name="T89">。</text:span></text:p>
                            </text:list-item>
                            <text:list-item>
                              <text:p text:style-name="P33"><text:span text:style-name="T89">在 第</text:span><text:span text:style-name="T103">1</text:span><text:span text:style-name="T89">軸</text:span><text:span text:style-name="T95">=</text:span><text:span text:style-name="T103">1</text:span><text:span text:style-name="T95">、</text:span><text:span text:style-name="T89">第</text:span><text:span text:style-name="T103">2</text:span><text:span text:style-name="T89">軸</text:span><text:span text:style-name="T95">=</text:span><text:span text:style-name="T22">b</text:span><text:span text:style-name="T95"> 的 座標位置，有 </text:span><text:span text:style-name="T192">一個點</text:span><text:span text:style-name="T89">。</text:span></text:p>
                            </text:list-item>
                            <text:list-item>
                              <text:p text:style-name="P33"><text:span text:style-name="T89">在 第</text:span><text:span text:style-name="T103">1</text:span><text:span text:style-name="T89">軸</text:span><text:span text:style-name="T95">=</text:span><text:span text:style-name="T105">0</text:span><text:span text:style-name="T95">、</text:span><text:span text:style-name="T89">第</text:span><text:span text:style-name="T103">2</text:span><text:span text:style-name="T89">軸</text:span><text:span text:style-name="T95">=</text:span><text:span text:style-name="T22">c</text:span><text:span text:style-name="T95"> 的 座標位置，有 </text:span><text:span text:style-name="T192">一個點</text:span><text:span text:style-name="T89">。</text:span></text:p>
                            </text:list-item>
                          </text:list>
                        </text:list-item>
                        <text:list-item>
                          <text:p text:style-name="P34"><text:span text:style-name="T84">f(t)，</text:span><text:span text:style-name="T181">在 </text:span><text:span text:style-name="T103">2</text:span><text:span text:style-name="T181">維乘法座標系</text:span><text:span text:style-name="T1"> 是</text:span> 連續化和<text:span text:style-name="T181">離散化、</text:span><text:span text:style-name="T103">1</text:span><text:span text:style-name="T192">條直線和</text:span><text:span text:style-name="T103">2</text:span><text:span text:style-name="T192">個點</text:span><text:span text:style-name="T89">。</text:span></text:p>
                        </text:list-item>
                      </text:list>
                    </text:list-item>
                    <text:list-item>
                      <text:p text:style-name="P33"><text:span text:style-name="T103">3</text:span><text:span text:style-name="T193">維乘法</text:span>座標系<text:span text:style-name="T103">。</text:span></text:p>
                      <text:list>
                        <text:list-item>
                          <text:p text:style-name="P32"><text:span text:style-name="T103">3</text:span><text:span text:style-name="T193">維乘法</text:span>座標系<text:span text:style-name="T89">。</text:span></text:p>
                          <text:list>
                            <text:list-item>
                              <text:p text:style-name="P32"><text:span text:style-name="T89">第</text:span><text:span text:style-name="T103">1</text:span><text:span text:style-name="T193">維、</text:span><text:span text:style-name="T89">第</text:span><text:span text:style-name="T103">1</text:span><text:span text:style-name="T89">軸 是 </text:span><text:span text:style-name="T56">x</text:span><text:span text:style-name="T193">乘法軸</text:span><text:span text:style-name="T89">。</text:span></text:p>
                            </text:list-item>
                            <text:list-item>
                              <text:p text:style-name="P32"><text:span text:style-name="T89">第</text:span><text:span text:style-name="T103">2</text:span><text:span text:style-name="T193">維、</text:span><text:span text:style-name="T89">第</text:span><text:span text:style-name="T103">2</text:span><text:span text:style-name="T89">軸 是 </text:span><text:span text:style-name="T56">x</text:span><text:span text:style-name="T193">乘法軸</text:span><text:span text:style-name="T89">。</text:span></text:p>
                            </text:list-item>
                            <text:list-item>
                              <text:p text:style-name="P32"><text:span text:style-name="T89">第</text:span><text:span text:style-name="T103">3</text:span><text:span text:style-name="T193">維、</text:span><text:span text:style-name="T89">第</text:span><text:span text:style-name="T103">3</text:span><text:span text:style-name="T89">軸 是 </text:span><text:span text:style-name="T189">係數軸</text:span><text:span text:style-name="T89">。</text:span></text:p>
                            </text:list-item>
                          </text:list>
                        </text:list-item>
                        <text:list-item>
                          <text:p text:style-name="P35"><text:span text:style-name="T103">3</text:span><text:span text:style-name="T193">維乘法</text:span>座標系<text:span text:style-name="T89">。</text:span></text:p>
                          <text:list>
                            <text:list-item>
                              <text:p text:style-name="P36"><text:span text:style-name="T89">在 第</text:span><text:span text:style-name="T103">1</text:span><text:span text:style-name="T89">軸</text:span><text:span text:style-name="T95">=</text:span><text:span text:style-name="T103">1</text:span><text:span text:style-name="T95">、</text:span><text:span text:style-name="T89">第</text:span><text:span text:style-name="T103">2</text:span><text:span text:style-name="T89">軸</text:span><text:span text:style-name="T95">=</text:span><text:span text:style-name="T103">1</text:span><text:span text:style-name="T95">、</text:span><text:span text:style-name="T89">第</text:span><text:span text:style-name="T103">3</text:span><text:span text:style-name="T89">軸</text:span><text:span text:style-name="T95">=</text:span><text:span text:style-name="T94">a</text:span><text:span text:style-name="T95"> 的 座標位置，有 </text:span><text:span text:style-name="T192">一個點</text:span><text:span text:style-name="T84">。</text:span></text:p>
                            </text:list-item>
                            <text:list-item>
                              <text:p text:style-name="P37"><text:span text:style-name="T89">在 第</text:span><text:span text:style-name="T103">1</text:span><text:span text:style-name="T89">軸</text:span><text:span text:style-name="T95">=</text:span><text:span text:style-name="T103">1</text:span><text:span text:style-name="T95">、</text:span><text:span text:style-name="T89">第</text:span><text:span text:style-name="T103">2</text:span><text:span text:style-name="T89">軸</text:span><text:span text:style-name="T95">=</text:span><text:span text:style-name="T104">0</text:span><text:span text:style-name="T95">、</text:span><text:span text:style-name="T89">第</text:span><text:span text:style-name="T103">3</text:span><text:span text:style-name="T89">軸</text:span><text:span text:style-name="T95">=</text:span><text:span text:style-name="T22">b</text:span><text:span text:style-name="T95"> 的 座標位置，有 </text:span><text:span text:style-name="T192">一個點</text:span><text:span text:style-name="T84">。</text:span></text:p>
                            </text:list-item>
                            <text:list-item>
                              <text:p text:style-name="P37"><text:span text:style-name="T89">在 第</text:span><text:span text:style-name="T103">1</text:span><text:span text:style-name="T89">軸</text:span><text:span text:style-name="T95">=</text:span><text:span text:style-name="T104">0</text:span><text:span text:style-name="T95">、</text:span><text:span text:style-name="T89">第</text:span><text:span text:style-name="T103">2</text:span><text:span text:style-name="T89">軸</text:span><text:span text:style-name="T95">=</text:span><text:span text:style-name="T104">0</text:span><text:span text:style-name="T95">、</text:span><text:span text:style-name="T89">第</text:span><text:span text:style-name="T103">3</text:span><text:span text:style-name="T89">軸</text:span><text:span text:style-name="T95">=</text:span><text:span text:style-name="T22">c</text:span><text:span text:style-name="T95"> 的 座標位置，有 </text:span><text:span text:style-name="T192">一個點</text:span><text:span text:style-name="T84">。</text:span></text:p>
                            </text:list-item>
                          </text:list>
                        </text:list-item>
                        <text:list-item>
                          <text:p text:style-name="P33"><text:span text:style-name="T84">f(t)，</text:span><text:span text:style-name="T181">在 </text:span><text:span text:style-name="T103">3</text:span><text:span text:style-name="T193">維乘法座標系</text:span><text:span text:style-name="T1"> 是</text:span> <text:span text:style-name="T181">離散化、</text:span><text:span text:style-name="T103">3</text:span><text:span text:style-name="T181">個點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8"><text:span text:style-name="T189">次方</text:span>座標系。</text:p>
              <text:list>
                <text:list-item>
                  <text:p text:style-name="P83"><text:span text:style-name="T86">（次方座標系 的 相關描述在 </text:span><text:span text:style-name="T85">數學</text:span><text:span text:style-name="T86"> 文件群的 </text:span><text:span text:style-name="T85">次方座標系</text:span><text:span text:style-name="T86">）</text:span></text:p>
                </text:list-item>
              </text:list>
            </text:list-item>
            <text:list-item>
              <text:p text:style-name="P73"><text:span text:style-name="T56">明顯例子，假定，f(x) = a * x</text:span><text:span text:style-name="T108">2</text:span><text:span text:style-name="T22"> + b * x + c</text:span><text:span text:style-name="T154">。</text:span></text:p>
              <text:list>
                <text:list-item>
                  <text:p text:style-name="P74"><text:span text:style-name="T28">2</text:span><text:span text:style-name="T178">維</text:span><text:span text:style-name="T28">直角座標系 出現（1元2次方程式 的）曲線</text:span><text:span text:style-name="T168">。</text:span></text:p>
                </text:list-item>
                <text:list-item>
                  <text:p text:style-name="P75"><text:span text:style-name="T55">2</text:span><text:span text:style-name="T178">維</text:span><text:span text:style-name="T179">乘法座標系</text:span><text:span text:style-name="T28"> 出現 </text:span><text:span text:style-name="T54">1</text:span><text:span text:style-name="T180">條直線和</text:span><text:span text:style-name="T54">2</text:span><text:span text:style-name="T180">個點</text:span><text:span text:style-name="T168">。</text:span></text:p>
                </text:list-item>
                <text:list-item>
                  <text:p text:style-name="P76"><text:span text:style-name="T28">2</text:span><text:span text:style-name="T156">維</text:span><text:span text:style-name="T171">次方</text:span><text:span text:style-name="T154">座標系</text:span><text:span text:style-name="T50"> 出現 </text:span><text:span text:style-name="T54">3</text:span><text:span text:style-name="T50">個點</text:span><text:span text:style-name="T168">。</text:span></text:p>
                </text:list-item>
              </text:list>
            </text:list-item>
          </text:list>
        </text:list-item>
        <text:list-item>
          <text:p text:style-name="P84"><text:bookmark-start text:name="圓形"/>圓形<text:bookmark-end text:name="圓形"/></text:p>
          <text:list>
            <text:list-item>
              <text:p text:style-name="P85">圓形。</text:p>
              <text:list>
                <text:list-item>
                  <text:p text:style-name="P85">圓周長。</text:p>
                  <text:list>
                    <text:list-item>
                      <text:p text:style-name="P89"><text:span text:style-name="T57">dr = </text:span><text:span text:style-name="T5">√（dx</text:span><text:span text:style-name="T126">2</text:span><text:span text:style-name="T5"> + dy</text:span><text:span text:style-name="T126">2</text:span><text:span text:style-name="T5">）</text:span><text:span text:style-name="T168">。</text:span></text:p>
                      <text:list>
                        <text:list-item>
                          <text:p text:style-name="P89"><text:span text:style-name="T6">dr 無限趨近於零</text:span><text:span text:style-name="T168">。</text:span></text:p>
                        </text:list-item>
                        <text:list-item>
                          <text:p text:style-name="P91"><text:span text:style-name="T5">dx </text:span><text:span text:style-name="T3">= dr 投影到 某一特定坐標系的 x軸的 長度</text:span><text:span text:style-name="T154">。</text:span></text:p>
                        </text:list-item>
                        <text:list-item>
                          <text:p text:style-name="P92"><text:span text:style-name="T5">d</text:span><text:span text:style-name="T3">y</text:span><text:span text:style-name="T5"> </text:span><text:span text:style-name="T3">= dr 投影到 某一特定坐標系的 y軸的 長度。</text:span></text:p>
                          <text:list>
                            <text:list-item>
                              <text:p text:style-name="P106">該坐標系的 零點 是 圓心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0"><text:span text:style-name="T57">dr</text:span><text:span text:style-name="T140">i</text:span><text:span text:style-name="T57"> = </text:span><text:span text:style-name="T5">√（dx</text:span><text:span text:style-name="T140">i</text:span><text:span text:style-name="T126">2</text:span><text:span text:style-name="T5"> + dy</text:span><text:span text:style-name="T140">i</text:span><text:span text:style-name="T126">2</text:span><text:span text:style-name="T5">）</text:span><text:span text:style-name="T168">。</text:span></text:p>
                      <text:list>
                        <text:list-item>
                          <text:p text:style-name="P90"><text:span text:style-name="T6">dr</text:span><text:span text:style-name="T140">i</text:span><text:span text:style-name="T6"> 無限趨近於零</text:span><text:span text:style-name="T168">。</text:span></text:p>
                          <text:list>
                            <text:list-item>
                              <text:p text:style-name="P90"><text:span text:style-name="T6">dr</text:span><text:span text:style-name="T140">i</text:span><text:span text:style-name="T6"> 是 第</text:span><text:span text:style-name="T10">i個dr</text:span><text:span text:style-name="T168">。</text:span></text:p>
                            </text:list-item>
                          </text:list>
                        </text:list-item>
                        <text:list-item>
                          <text:p text:style-name="P93"><text:span text:style-name="T5">dx</text:span><text:span text:style-name="T140">i</text:span><text:span text:style-name="T5"> </text:span><text:span text:style-name="T3">= dr 投影到 第</text:span><text:span text:style-name="T7">i個座標系的</text:span><text:span text:style-name="T3"> x軸的 長度</text:span><text:span text:style-name="T5"> </text:span><text:span text:style-name="T3">= dr</text:span><text:span text:style-name="T140">i</text:span><text:span text:style-name="T154">。</text:span></text:p>
                        </text:list-item>
                        <text:list-item>
                          <text:p text:style-name="P93"><text:span text:style-name="T5">d</text:span><text:span text:style-name="T3">y</text:span><text:span text:style-name="T140">i</text:span><text:span text:style-name="T5"> </text:span><text:span text:style-name="T3">= dr 投影到 第</text:span><text:span text:style-name="T7">i個座標系的</text:span><text:span text:style-name="T3"> y軸的 長度</text:span><text:span text:style-name="T5"> </text:span><text:span text:style-name="T3">= </text:span><text:span text:style-name="T12">0</text:span><text:span text:style-name="T154">。</text:span></text:p>
                        </text:list-item>
                        <text:list-item>
                          <text:p text:style-name="P92"><text:span text:style-name="T3">第</text:span><text:span text:style-name="T7">i個座標系的 零點 是 </text:span><text:span text:style-name="T9">dr</text:span><text:span text:style-name="T141">i-1</text:span><text:span text:style-name="T9">的終點、</text:span><text:span text:style-name="T8">dr</text:span><text:span text:style-name="T141">i</text:span><text:span text:style-name="T8">的起點</text:span><text:span text:style-name="T154">。</text:span></text:p>
                        </text:list-item>
                        <text:list-item>
                          <text:p text:style-name="P94"><text:span text:style-name="T3">第（</text:span><text:span text:style-name="T7">i-</text:span><text:span text:style-name="T11">1）</text:span><text:span text:style-name="T7">個座標系的零點、</text:span><text:span text:style-name="T3">第</text:span><text:span text:style-name="T7">i個座標系</text:span><text:span text:style-name="T60">的零點</text:span><text:span text:style-name="T154"> 之間的 </text:span><text:span text:style-name="T172">距離 是 </text:span><text:span text:style-name="T3">dr</text:span><text:span text:style-name="T140">i</text:span><text:span text:style-name="T3">。</text:span></text:p>
                          <text:list>
                            <text:list-item>
                              <text:p text:style-name="P95"><text:span text:style-name="T2">dr</text:span><text:span text:style-name="T144">i</text:span><text:span text:style-name="T2"> = dr</text:span><text:span text:style-name="T144">i-</text:span><text:span text:style-name="T145">1</text:span><text:span text:style-name="T2">。</text:span></text:p>
                            </text:list-item>
                          </text:list>
                        </text:list-item>
                        <text:list-item>
                          <text:p text:style-name="P96"><text:span text:style-name="T3">第（</text:span><text:span text:style-name="T7">i-</text:span><text:span text:style-name="T11">1）</text:span><text:span text:style-name="T7">個座標系的</text:span><text:span text:style-name="T13">x軸</text:span><text:span text:style-name="T7">、</text:span><text:span text:style-name="T3">第</text:span><text:span text:style-name="T7">i個座標系的</text:span><text:span text:style-name="T13">x軸</text:span><text:span text:style-name="T154"> 之間的 夾角、角度差 是</text:span><text:span text:style-name="T2"> </text:span><text:span text:style-name="T58">dθ</text:span><text:span text:style-name="T142">i</text:span><text:span text:style-name="T154">。</text:span></text:p>
                          <text:list>
                            <text:list-item>
                              <text:p text:style-name="P97"><text:span text:style-name="T58">dθ</text:span><text:span text:style-name="T142">i</text:span><text:span text:style-name="T2"> </text:span><text:span text:style-name="T59">= tan</text:span><text:span text:style-name="T127">-1</text:span><text:span text:style-name="T59">(</text:span><text:span text:style-name="T5">d</text:span><text:span text:style-name="T3">y</text:span><text:span text:style-name="T140">i</text:span><text:span text:style-name="T59"> / </text:span><text:span text:style-name="T5">dx</text:span><text:span text:style-name="T140">i</text:span><text:span text:style-name="T59">)</text:span><text:span text:style-name="T154">。</text:span></text:p>
                            </text:list-item>
                            <text:list-item>
                              <text:p text:style-name="P98"><text:span text:style-name="T58">dθ</text:span><text:span text:style-name="T142">i</text:span><text:span text:style-name="T2"> </text:span><text:span text:style-name="T59">= </text:span><text:span text:style-name="T58">dθ</text:span><text:span text:style-name="T142">i-</text:span><text:span text:style-name="T143">1</text:span><text:span text:style-name="T154">。</text:span></text:p>
                            </text:list-item>
                            <text:list-item>
                              <text:p text:style-name="P99"><text:span text:style-name="T154">（連續）使用 相同的 </text:span><text:span text:style-name="T2">dr</text:span><text:span text:style-name="T144">i</text:span><text:span text:style-name="T154">、</text:span><text:span text:style-name="T58">dθ</text:span><text:span text:style-name="T142">i</text:span><text:span text:style-name="T2"> 產生 </text:span><text:span text:style-name="T154">閉環</text:span><text:span text:style-name="T2"> </text:span><text:span text:style-name="T194">↔</text:span><text:span text:style-name="T75"> 圓形</text:span><text:span text:style-name="T154">。</text:span></text:p>
                            </text:list-item>
                          </text:list>
                        </text:list-item>
                        <text:list-item>
                          <text:p text:style-name="P100"><text:span text:style-name="T2">第（</text:span><text:span text:style-name="T60">i-</text:span><text:span text:style-name="T58">1）</text:span><text:span text:style-name="T60">個座標系的</text:span><text:span text:style-name="T61">零點 投影到</text:span><text:span text:style-name="T60"> </text:span><text:span text:style-name="T2">第</text:span><text:span text:style-name="T60">i個座標系的</text:span><text:span text:style-name="T71">x</text:span><text:span text:style-name="T61">軸</text:span><text:span text:style-name="T2"> 的 </text:span><text:span text:style-name="T64">數值是-</text:span><text:span text:style-name="T2">dr</text:span><text:span text:style-name="T144">i</text:span><text:span text:style-name="T64">*</text:span><text:span text:style-name="T71">cos</text:span><text:span text:style-name="T65">(</text:span><text:span text:style-name="T58">dθ</text:span><text:span text:style-name="T142">i</text:span><text:span text:style-name="T65">)</text:span><text:span text:style-name="T2">。</text:span></text:p>
                        </text:list-item>
                        <text:list-item>
                          <text:p text:style-name="P101"><text:span text:style-name="T2">第（</text:span><text:span text:style-name="T60">i-</text:span><text:span text:style-name="T58">1）</text:span><text:span text:style-name="T60">個座標系的</text:span><text:span text:style-name="T61">零點 投影到</text:span><text:span text:style-name="T60"> </text:span><text:span text:style-name="T2">第</text:span><text:span text:style-name="T60">i個座標系的</text:span><text:span text:style-name="T66">y</text:span><text:span text:style-name="T61">軸</text:span><text:span text:style-name="T2"> 的 </text:span><text:span text:style-name="T64">數值是 </text:span><text:span text:style-name="T2">dr</text:span><text:span text:style-name="T144">i</text:span><text:span text:style-name="T64">*</text:span><text:span text:style-name="T66">sin</text:span><text:span text:style-name="T65">(</text:span><text:span text:style-name="T58">dθ</text:span><text:span text:style-name="T142">i</text:span><text:span text:style-name="T65">)</text:span><text:span text:style-name="T2">。</text:span></text:p>
                        </text:list-item>
                        <text:list-item>
                          <text:p text:style-name="P98"><text:span text:style-name="T2">第i個座標系</text:span><text:span text:style-name="T60">的零點</text:span><text:span text:style-name="T2">、該座標系</text:span><text:span text:style-name="T60">的零點</text:span><text:span text:style-name="T2"> 之間的 距離 是 </text:span><text:span text:style-name="T63">r、圓形的半徑</text:span><text:span text:style-name="T154">。</text:span></text:p>
                        </text:list-item>
                        <text:list-item>
                          <text:p text:style-name="P94"><text:span text:style-name="T2">第</text:span><text:span text:style-name="T60">i個座標系的</text:span><text:span text:style-name="T61">x軸</text:span><text:span text:style-name="T60">、該座標系的</text:span><text:span text:style-name="T62">x軸 之間的 夾角、角度差 是 (i * </text:span><text:span text:style-name="T58">dθ</text:span><text:span text:style-name="T142">i</text:span><text:span text:style-name="T62">)</text:span><text:span text:style-name="T154">。</text:span></text:p>
                          <text:list>
                            <text:list-item>
                              <text:p text:style-name="P102"><text:span text:style-name="T154">圓形，</text:span><text:span text:style-name="T62">(i * </text:span><text:span text:style-name="T58">dθ</text:span><text:span text:style-name="T142">i</text:span><text:span text:style-name="T62">) = </text:span><text:span text:style-name="T69">0、</text:span><text:span text:style-name="T74">2π</text:span><text:span text:style-name="T154">。</text:span></text:p>
                            </text:list-item>
                          </text:list>
                        </text:list-item>
                        <text:list-item>
                          <text:p text:style-name="P103"><text:span text:style-name="T2">第</text:span><text:span text:style-name="T60">i個座標系的</text:span><text:span text:style-name="T61">x軸 投影到</text:span><text:span text:style-name="T60"> 該座標系的</text:span><text:span text:style-name="T68">y</text:span><text:span text:style-name="T62">軸 的 </text:span><text:span text:style-name="T64">數值是</text:span><text:span text:style-name="T2">(</text:span><text:span text:style-name="T60">i*</text:span><text:span text:style-name="T2">dr</text:span><text:span text:style-name="T144">i</text:span><text:span text:style-name="T58">)*</text:span><text:span text:style-name="T152">∫</text:span><text:span text:style-name="T66">sin</text:span><text:span text:style-name="T65">(</text:span><text:span text:style-name="T58">dθ</text:span><text:span text:style-name="T142">i</text:span><text:span text:style-name="T65">) </text:span><text:span text:style-name="T67">d</text:span><text:span text:style-name="T58">θ</text:span><text:span text:style-name="T142">i</text:span><text:span text:style-name="T154">。</text:span></text:p>
                          <text:list>
                            <text:list-item>
                              <text:p text:style-name="P104"><text:span text:style-name="T154">圓形，</text:span><text:span text:style-name="T2">(</text:span><text:span text:style-name="T60">i * </text:span><text:span text:style-name="T2">dr</text:span><text:span text:style-name="T144">i</text:span><text:span text:style-name="T58">) *</text:span><text:span text:style-name="T152">∫</text:span><text:span text:style-name="T66">sin</text:span><text:span text:style-name="T65">(</text:span><text:span text:style-name="T58">dθ</text:span><text:span text:style-name="T142">i</text:span><text:span text:style-name="T65">) </text:span><text:span text:style-name="T67">d</text:span><text:span text:style-name="T58">θ</text:span><text:span text:style-name="T2"> = (</text:span><text:span text:style-name="T60">i * </text:span><text:span text:style-name="T2">dr</text:span><text:span text:style-name="T144">i</text:span><text:span text:style-name="T58">) * </text:span><text:span text:style-name="T70">(</text:span><text:span text:style-name="T152">-</text:span><text:span text:style-name="T14">cos</text:span><text:span text:style-name="T65">(</text:span><text:span text:style-name="T58">dθ</text:span><text:span text:style-name="T142">i</text:span><text:span text:style-name="T65">)</text:span><text:span text:style-name="T70">)</text:span><text:span text:style-name="T2"> = </text:span><text:span text:style-name="T74">2πr</text:span><text:span text:style-name="T154">。</text:span></text:p>
                              <text:list>
                                <text:list-item>
                                  <text:p text:style-name="P105"><text:span text:style-name="T2">(</text:span><text:span text:style-name="T60">i * </text:span><text:span text:style-name="T2">d</text:span><text:span text:style-name="T72">x</text:span><text:span text:style-name="T144">i</text:span><text:span text:style-name="T58">)</text:span><text:span text:style-name="T2"> = (</text:span><text:span text:style-name="T60">i * </text:span><text:span text:style-name="T2">d</text:span><text:span text:style-name="T73">r</text:span><text:span text:style-name="T144">i</text:span><text:span text:style-name="T58">)</text:span><text:span text:style-name="T2"> = </text:span><text:span text:style-name="T74">2πr</text:span><text:span text:style-name="T154">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" svg:font-family="'Liberation Serif'" style:font-family-generic="roman"/>
    <style:font-face style:name="標楷體1" svg:font-family="標楷體" style:font-family-generic="script" style:font-pitch="fixed"/>
    <style:font-face style:name="Liberation Serif1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1T16:05:41.405000000</dc:date>
    <meta:editing-duration>P28DT3H50M55S</meta:editing-duration>
    <meta:editing-cycles>15863</meta:editing-cycles>
    <meta:document-statistic meta:table-count="0" meta:image-count="0" meta:object-count="0" meta:page-count="1" meta:paragraph-count="165" meta:word-count="3009" meta:character-count="4347" meta:non-whitespace-character-count="3723"/>
  </office:meta>
</office:document-meta>
</file>